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56f82" officeooo:paragraph-rsid="00156f82" fo:background-color="transparent"/>
    </style:style>
    <style:style style:name="P2" style:family="paragraph" style:parent-style-name="Standard">
      <style:text-properties fo:color="#000000" officeooo:rsid="00156f82" officeooo:paragraph-rsid="001714f5" fo:background-color="transparent"/>
    </style:style>
    <style:style style:name="P3" style:family="paragraph" style:parent-style-name="Standard">
      <style:text-properties fo:color="#000000" officeooo:rsid="00156f82" officeooo:paragraph-rsid="00515b86" fo:background-color="transparent"/>
    </style:style>
    <style:style style:name="P4" style:family="paragraph" style:parent-style-name="Standard">
      <style:text-properties fo:color="#000000" officeooo:rsid="00156f82" officeooo:paragraph-rsid="00524097" fo:background-color="transparent"/>
    </style:style>
    <style:style style:name="P5" style:family="paragraph" style:parent-style-name="Standard">
      <style:text-properties fo:color="#000000" officeooo:rsid="00156f82" officeooo:paragraph-rsid="0056264d" fo:background-color="transparent"/>
    </style:style>
    <style:style style:name="P6" style:family="paragraph" style:parent-style-name="Standard">
      <style:text-properties fo:color="#000000" officeooo:rsid="001f36fd" officeooo:paragraph-rsid="001f36fd" fo:background-color="transparent"/>
    </style:style>
    <style:style style:name="P7" style:family="paragraph" style:parent-style-name="Standard">
      <style:text-properties fo:color="#000000" officeooo:rsid="001f36fd" officeooo:paragraph-rsid="00515b86" fo:background-color="transparent"/>
    </style:style>
    <style:style style:name="P8" style:family="paragraph" style:parent-style-name="Standard">
      <style:text-properties fo:color="#000000" officeooo:rsid="001f36fd" officeooo:paragraph-rsid="00524097" fo:background-color="transparent"/>
    </style:style>
    <style:style style:name="P9" style:family="paragraph" style:parent-style-name="Standard">
      <style:text-properties fo:color="#000000" officeooo:rsid="002092a4" officeooo:paragraph-rsid="002092a4" fo:background-color="transparent"/>
    </style:style>
    <style:style style:name="P10" style:family="paragraph" style:parent-style-name="Standard">
      <style:text-properties fo:color="#000000" officeooo:rsid="0021e879" officeooo:paragraph-rsid="0021e879" fo:background-color="transparent"/>
    </style:style>
    <style:style style:name="P11" style:family="paragraph" style:parent-style-name="Standard">
      <style:text-properties fo:color="#000000" officeooo:rsid="0028eaea" officeooo:paragraph-rsid="0028eaea" fo:background-color="transparent"/>
    </style:style>
    <style:style style:name="P12" style:family="paragraph" style:parent-style-name="Standard">
      <style:text-properties fo:color="#000000" officeooo:rsid="004ccb4c" officeooo:paragraph-rsid="00515b86" fo:background-color="transparent"/>
    </style:style>
    <style:style style:name="P13" style:family="paragraph" style:parent-style-name="Standard">
      <style:text-properties fo:color="#000000" officeooo:rsid="004ccb4c" officeooo:paragraph-rsid="00524097" fo:background-color="transparent"/>
    </style:style>
    <style:style style:name="P14" style:family="paragraph" style:parent-style-name="Standard">
      <style:text-properties fo:color="#000000" officeooo:rsid="004ccb4c" officeooo:paragraph-rsid="00533b15" fo:background-color="transparent"/>
    </style:style>
    <style:style style:name="P15" style:family="paragraph" style:parent-style-name="Standard">
      <style:text-properties fo:color="#000000" style:font-name="Droid Sans Mono" fo:font-size="9.35000038146973pt" fo:font-weight="normal" officeooo:rsid="002092a4" officeooo:paragraph-rsid="002092a4" fo:background-color="transparent"/>
    </style:style>
    <style:style style:name="P16" style:family="paragraph" style:parent-style-name="Standard">
      <style:paragraph-properties style:line-height-at-least="0.1756in"/>
      <style:text-properties fo:color="#000000" style:font-name="Droid Sans Mono" fo:font-size="9.35000038146973pt" fo:font-weight="normal" fo:background-color="transparent"/>
    </style:style>
    <style:style style:name="P17" style:family="paragraph" style:parent-style-name="Standard">
      <style:text-properties fo:color="#000000" style:font-name="Droid Sans Mono" fo:font-size="9.35000038146973pt" fo:font-style="italic" fo:font-weight="normal" officeooo:rsid="002092a4" officeooo:paragraph-rsid="002092a4" fo:background-color="transparent" style:font-style-asian="italic" style:font-style-complex="italic"/>
    </style:style>
    <style:style style:name="P18" style:family="paragraph" style:parent-style-name="Standard">
      <style:text-properties fo:color="#000000" style:font-name="Droid Sans Mono" fo:font-size="9.35000038146973pt" fo:font-style="italic" fo:font-weight="normal" officeooo:rsid="001f36fd" officeooo:paragraph-rsid="001f36fd" fo:background-color="transparent" style:font-style-asian="italic" style:font-style-complex="italic"/>
    </style:style>
    <style:style style:name="P19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fo:background-color="transparent" style:font-style-asian="italic" style:font-style-complex="italic"/>
    </style:style>
    <style:style style:name="P20" style:family="paragraph" style:parent-style-name="Standard">
      <style:paragraph-properties style:line-height-at-least="0.1756in"/>
      <style:text-properties fo:color="#000000" fo:font-style="italic" fo:background-color="transparent" style:font-style-asian="italic" style:font-style-complex="italic"/>
    </style:style>
    <style:style style:name="P21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156f82" officeooo:paragraph-rsid="003c2e17" fo:background-color="transparent"/>
    </style:style>
    <style:style style:name="P22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23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f194" officeooo:paragraph-rsid="003cf194" fo:background-color="transparent"/>
    </style:style>
    <style:style style:name="P24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e5d0a" officeooo:paragraph-rsid="003e5d0a" fo:background-color="transparent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fedef" officeooo:paragraph-rsid="003fedef" fo:background-color="transparent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variant="normal" fo:text-transform="none" fo:color="#000000" style:font-name="Menlo" fo:font-size="12pt" fo:letter-spacing="normal" fo:font-style="italic" fo:font-weight="bold" officeooo:rsid="00156f82" officeooo:paragraph-rsid="00156f82" fo:background-color="transparent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156f82" officeooo:paragraph-rsid="003c2e17" fo:background-color="transparent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cf194" officeooo:paragraph-rsid="003cf194" fo:background-color="transparent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e5d0a" officeooo:paragraph-rsid="003e5d0a" fo:background-color="transparent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fedef" officeooo:paragraph-rsid="003fedef" fo:background-color="transparent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variant="normal" fo:text-transform="none" fo:color="#000000" style:font-name="LM Roman 10" fo:font-size="12pt" fo:letter-spacing="normal" fo:font-style="normal" fo:font-weight="normal" officeooo:rsid="00156f82" officeooo:paragraph-rsid="003c2e17" fo:background-color="transparent"/>
    </style:style>
    <style:style style:name="P32" style:family="paragraph" style:parent-style-name="Text_20_body">
      <style:text-properties officeooo:paragraph-rsid="001714f5"/>
    </style:style>
    <style:style style:name="P33" style:family="paragraph" style:parent-style-name="Text_20_body">
      <style:text-properties fo:color="#000000" fo:background-color="transparent"/>
    </style:style>
    <style:style style:name="P34" style:family="paragraph" style:parent-style-name="Text_20_body">
      <style:text-properties fo:color="#000000" officeooo:rsid="001f36fd" officeooo:paragraph-rsid="001714f5" fo:background-color="transparent"/>
    </style:style>
    <style:style style:name="P35" style:family="paragraph" style:parent-style-name="Text_20_body">
      <style:text-properties fo:color="#000000" officeooo:paragraph-rsid="0045bccc" fo:background-color="transparent"/>
    </style:style>
    <style:style style:name="P36" style:family="paragraph" style:parent-style-name="Text_20_body">
      <style:text-properties fo:color="#000000" style:font-name="Courier" fo:font-style="italic" fo:font-weight="bold" officeooo:rsid="001714f5" officeooo:paragraph-rsid="001714f5" fo:background-color="transparent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38" style:family="paragraph" style:parent-style-name="Text_20_body">
      <style:text-properties fo:font-variant="normal" fo:text-transform="none" fo:color="#000000" style:font-name="Menlo" fo:font-size="12pt" fo:letter-spacing="normal" fo:font-style="normal" fo:font-weight="normal" officeooo:rsid="00156f82" officeooo:paragraph-rsid="003c2e17" fo:background-color="transparent"/>
    </style:style>
    <style:style style:name="P39" style:family="paragraph" style:parent-style-name="Text_20_body">
      <style:text-properties officeooo:paragraph-rsid="003c2e17"/>
    </style:style>
    <style:style style:name="P40" style:family="paragraph" style:parent-style-name="Text_20_body">
      <style:text-properties officeooo:rsid="003c2e17" officeooo:paragraph-rsid="003c2e17"/>
    </style:style>
    <style:style style:name="P41" style:family="paragraph" style:parent-style-name="Text_20_body">
      <style:text-properties style:font-name="Courier" fo:font-style="italic" fo:font-weight="bold" officeooo:rsid="003c2e17" officeooo:paragraph-rsid="003c2e17" style:font-style-asian="italic" style:font-weight-asian="bold" style:font-style-complex="italic" style:font-weight-complex="bold"/>
    </style:style>
    <style:style style:name="P42" style:family="paragraph" style:parent-style-name="Text_20_body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</style:style>
    <style:style style:name="P44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  <style:text-properties officeooo:paragraph-rsid="0047a93a"/>
    </style:style>
    <style:style style:name="P45" style:family="paragraph" style:parent-style-name="Text_20_body">
      <style:paragraph-properties fo:margin-top="0in" fo:margin-bottom="0in" loext:contextual-spacing="false" fo:line-height="142%" fo:orphans="2" fo:widows="2" fo:padding="0.0835in" fo:border="0.06pt solid #cccccc"/>
      <style:text-properties officeooo:paragraph-rsid="0045bccc"/>
    </style:style>
    <style:style style:name="P46" style:family="paragraph" style:parent-style-name="Preformatted_20_Text">
      <style:text-properties officeooo:rsid="00156f82" officeooo:paragraph-rsid="001714f5"/>
    </style:style>
    <style:style style:name="P47" style:family="paragraph" style:parent-style-name="Preformatted_20_Text">
      <style:text-properties officeooo:paragraph-rsid="001714f5"/>
    </style:style>
    <style:style style:name="P48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49" style:family="paragraph" style:parent-style-name="Preformatted_20_Text">
      <style:text-properties officeooo:paragraph-rsid="0045bccc"/>
    </style:style>
    <style:style style:name="P50" style:family="paragraph" style:parent-style-name="Preformatted_20_Text">
      <style:text-properties officeooo:paragraph-rsid="0048cd4c"/>
    </style:style>
    <style:style style:name="P51" style:family="paragraph" style:parent-style-name="Preformatted_20_Text">
      <style:text-properties fo:color="#000000" officeooo:rsid="001f36fd" officeooo:paragraph-rsid="0048cd4c" fo:background-color="transparent"/>
    </style:style>
    <style:style style:name="P52" style:family="paragraph" style:parent-style-name="Preformatted_20_Text">
      <style:text-properties fo:color="#000000" officeooo:rsid="001f36fd" officeooo:paragraph-rsid="00515b86" fo:background-color="transparent"/>
    </style:style>
    <style:style style:name="P53" style:family="paragraph" style:parent-style-name="Preformatted_20_Text">
      <style:text-properties fo:color="#000000" officeooo:rsid="001f36fd" officeooo:paragraph-rsid="00524097" fo:background-color="transparent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42%" fo:orphans="2" fo:widows="2" fo:text-indent="0in" style:auto-text-indent="false" fo:padding="0.0835in" fo:border="0.06pt solid #cccccc"/>
    </style:style>
    <style:style style:name="P55" style:family="paragraph" style:parent-style-name="Standard">
      <style:text-properties fo:color="#000000" fo:font-weight="bold" officeooo:rsid="0028eaea" officeooo:paragraph-rsid="0028eaea" fo:background-color="transparent" style:font-weight-asian="bold" style:font-weight-complex="bold"/>
    </style:style>
    <style:style style:name="P56" style:family="paragraph" style:parent-style-name="Standard">
      <style:text-properties fo:color="#000000" fo:font-weight="bold" officeooo:rsid="0028eaea" officeooo:paragraph-rsid="00156f82" fo:background-color="transparent" style:font-weight-asian="bold" style:font-weight-complex="bold"/>
    </style:style>
    <style:style style:name="P57" style:family="paragraph" style:parent-style-name="Standard">
      <style:text-properties fo:color="#000000" officeooo:rsid="00156f82" officeooo:paragraph-rsid="00515b86" fo:background-color="transparent"/>
    </style:style>
    <style:style style:name="P58" style:family="paragraph" style:parent-style-name="Standard">
      <style:text-properties fo:color="#000000" officeooo:rsid="00156f82" officeooo:paragraph-rsid="0060df20" fo:background-color="transparent"/>
    </style:style>
    <style:style style:name="P59" style:family="paragraph" style:parent-style-name="Standard">
      <style:text-properties fo:color="#000000" officeooo:rsid="005b83e6" officeooo:paragraph-rsid="005b83e6" fo:background-color="transparent"/>
    </style:style>
    <style:style style:name="P60" style:family="paragraph" style:parent-style-name="Standard">
      <style:text-properties fo:color="#000000" officeooo:rsid="005b9704" officeooo:paragraph-rsid="005b9704" fo:background-color="transparent"/>
    </style:style>
    <style:style style:name="P61" style:family="paragraph" style:parent-style-name="Standard">
      <style:text-properties fo:color="#000000" officeooo:rsid="001f36fd" officeooo:paragraph-rsid="001f36fd" fo:background-color="transparent"/>
    </style:style>
    <style:style style:name="P62" style:family="paragraph" style:parent-style-name="Standard">
      <style:text-properties fo:color="#000000" officeooo:rsid="001f36fd" officeooo:paragraph-rsid="002092a4" fo:background-color="transparent"/>
    </style:style>
    <style:style style:name="P63" style:family="paragraph" style:parent-style-name="Standard">
      <style:text-properties fo:color="#000000" officeooo:rsid="004ccb4c" officeooo:paragraph-rsid="005d7b2d" fo:background-color="transparent"/>
    </style:style>
    <style:style style:name="P64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418b0c" officeooo:paragraph-rsid="0059cd5c" fo:background-color="transparent"/>
    </style:style>
    <style:style style:name="P65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418b0c" officeooo:paragraph-rsid="0059cd5c" fo:background-color="transparent" style:font-weight-asian="bold" style:font-weight-complex="bold"/>
    </style:style>
    <style:style style:name="P66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2e17" officeooo:paragraph-rsid="00418b0c" fo:background-color="transparent"/>
    </style:style>
    <style:style style:name="P67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68" style:family="paragraph" style:parent-style-name="Standard">
      <style:text-properties fo:color="#d4d4d4" style:font-name="Droid Sans Mono" fo:font-size="10.5pt" fo:font-weight="normal" officeooo:rsid="001f36fd" officeooo:paragraph-rsid="002092a4" fo:background-color="#1e1e1e"/>
    </style:style>
    <style:style style:name="P69" style:family="paragraph" style:parent-style-name="Standard">
      <style:text-properties fo:color="#d4d4d4" style:font-name="Droid Sans Mono" fo:font-size="10.5pt" fo:font-weight="normal" officeooo:rsid="001f36fd" officeooo:paragraph-rsid="001f36fd" fo:background-color="#1e1e1e"/>
    </style:style>
    <style:style style:name="P70" style:family="paragraph" style:parent-style-name="Standard">
      <style:paragraph-properties style:line-height-at-least="0.198in"/>
      <style:text-properties fo:color="#9cdcfe" style:font-name="Droid Sans Mono" fo:font-size="10.5pt" fo:font-weight="normal" fo:background-color="#1e1e1e"/>
    </style:style>
    <style:style style:name="P71" style:family="paragraph" style:parent-style-name="Standard">
      <style:paragraph-properties style:line-height-at-least="0.198in"/>
    </style:style>
    <style:style style:name="P7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73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74" style:family="paragraph" style:parent-style-name="Standard">
      <style:paragraph-properties fo:margin-top="0in" fo:margin-bottom="0.1965in" loext:contextual-spacing="false" style:line-height-at-least="0.198in"/>
    </style:style>
    <style:style style:name="P75" style:family="paragraph" style:parent-style-name="Preformatted_20_Text">
      <style:text-properties fo:color="#000000" officeooo:rsid="001f36fd" officeooo:paragraph-rsid="00515b86" fo:background-color="transparent"/>
    </style:style>
    <style:style style:name="P76" style:family="paragraph">
      <loext:graphic-properties draw:fill="none" draw:fill-color="#ffffff"/>
    </style:style>
    <style:style style:name="T1" style:family="text">
      <style:text-properties fo:font-variant="normal" fo:text-transform="none" fo:color="#000000" style:font-name="Menlo1" fo:font-size="8.64999961853027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style:font-name="Menlo1" fo:font-size="8.64999961853027pt" fo:letter-spacing="normal" fo:font-style="normal" fo:font-weight="normal" officeooo:rsid="002b45cb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Menlo1" fo:font-size="8.64999961853027pt" fo:letter-spacing="normal" fo:font-style="normal" fo:font-weight="normal" officeooo:rsid="0047a93a" fo:background-color="transparent" loext:char-shading-value="0" loext:padding="0in" loext:border="none"/>
    </style:style>
    <style:style style:name="T4" style:family="text">
      <style:text-properties fo:font-variant="normal" fo:text-transform="none" fo:color="#000000" fo:letter-spacing="normal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font-name="Courier" fo:font-size="12pt" fo:letter-spacing="normal" fo:font-style="italic" fo:font-weight="bold" officeooo:rsid="002b45cb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7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8" style:family="text">
      <style:text-properties fo:font-variant="normal" fo:text-transform="none" fo:color="#000000" style:font-name="Courier" fo:font-size="12pt" fo:letter-spacing="normal" fo:font-style="italic" fo:font-weight="bold" officeooo:rsid="0045bcc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9" style:family="text">
      <style:text-properties fo:font-variant="normal" fo:text-transform="none" fo:color="#000000" style:font-name="Courier" fo:font-size="12pt" fo:letter-spacing="normal" fo:font-style="italic" fo:font-weight="bold" officeooo:rsid="0048cd4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0" style:family="text">
      <style:text-properties officeooo:rsid="001c47c1"/>
    </style:style>
    <style:style style:name="T11" style:family="text">
      <style:text-properties officeooo:rsid="001f36fd"/>
    </style:style>
    <style:style style:name="T12" style:family="text">
      <style:text-properties officeooo:rsid="0021e879"/>
    </style:style>
    <style:style style:name="T13" style:family="text">
      <style:text-properties fo:color="#000000" fo:background-color="transparent" loext:char-shading-value="0"/>
    </style:style>
    <style:style style:name="T14" style:family="text">
      <style:text-properties officeooo:rsid="002b45c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51e4f" style:font-weight-asian="bold" style:font-weight-complex="bold"/>
    </style:style>
    <style:style style:name="T17" style:family="text">
      <style:text-properties fo:font-weight="bold" officeooo:rsid="0056264d" style:font-weight-asian="bold" style:font-weight-complex="bold"/>
    </style:style>
    <style:style style:name="T18" style:family="text">
      <style:text-properties fo:font-weight="bold" officeooo:rsid="0056ad91" style:font-weight-asian="bold" style:font-weight-complex="bold"/>
    </style:style>
    <style:style style:name="T19" style:family="text">
      <style:text-properties officeooo:rsid="003c2e17"/>
    </style:style>
    <style:style style:name="T20" style:family="text">
      <style:text-properties style:font-name="Courier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Courier" fo:font-style="italic" fo:font-weight="bold" officeooo:rsid="002b45cb" style:font-style-asian="italic" style:font-weight-asian="bold" style:font-style-complex="italic" style:font-weight-complex="bold"/>
    </style:style>
    <style:style style:name="T22" style:family="text">
      <style:text-properties style:font-name="Courier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23" style:family="text">
      <style:text-properties style:font-name="LM Roman 10"/>
    </style:style>
    <style:style style:name="T24" style:family="text">
      <style:text-properties style:font-name="LM Roman 10" officeooo:rsid="003fedef"/>
    </style:style>
    <style:style style:name="T25" style:family="text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LM Roman 10" fo:font-style="normal" fo:font-weight="normal" officeooo:rsid="003fedef" style:font-style-asian="normal" style:font-weight-asian="normal" style:font-style-complex="normal" style:font-weight-complex="normal"/>
    </style:style>
    <style:style style:name="T27" style:family="text">
      <style:text-properties style:font-name="LM Roman 10" fo:font-size="14pt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LM Roman 10" fo:font-size="14pt" style:font-size-asian="14pt" style:font-size-complex="14pt"/>
    </style:style>
    <style:style style:name="T29" style:family="text">
      <style:text-properties style:font-name="LM Roman 1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LM Roman 10" fo:font-size="16pt" style:font-size-asian="16pt" style:font-size-complex="16pt"/>
    </style:style>
    <style:style style:name="T31" style:family="text">
      <style:text-properties style:font-name="LM Roman 10" fo:font-size="16pt" officeooo:rsid="002b45cb" style:font-size-asian="16pt" style:font-size-complex="16pt"/>
    </style:style>
    <style:style style:name="T32" style:family="text">
      <style:text-properties style:font-name="LM Roman 1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style:font-name="LM Roman 10" fo:font-size="16pt" fo:font-style="normal" fo:font-weight="normal" officeooo:rsid="0047b889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style:font-name="LM Roman 10" fo:font-size="16pt" fo:font-style="normal" fo:font-weight="normal" officeooo:rsid="0048cd4c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style:font-name="LM Roman 10" fo:font-size="16pt" fo:font-style="normal" fo:font-weight="normal" officeooo:rsid="00515b86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style:font-name="LM Roman 10" fo:font-size="16pt" fo:font-style="normal" fo:font-weight="normal" officeooo:rsid="00524097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style:font-name="LM Roman 10" fo:font-size="16pt" fo:font-style="normal" fo:font-weight="normal" officeooo:rsid="00533b15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style:font-name="LM Roman 10" fo:font-size="16pt" fo:font-weight="bold" style:font-size-asian="16pt" style:font-weight-asian="bold" style:font-size-complex="16pt" style:font-weight-complex="bold"/>
    </style:style>
    <style:style style:name="T39" style:family="text">
      <style:text-properties style:font-name="LM Roman 10" fo:font-size="16pt" fo:font-weight="bold" officeooo:rsid="004287f2" style:font-size-asian="16pt" style:font-weight-asian="bold" style:font-size-complex="16pt" style:font-weight-complex="bold"/>
    </style:style>
    <style:style style:name="T40" style:family="text">
      <style:text-properties style:font-name="LM Roman 10" fo:font-size="16pt" fo:font-weight="bold" officeooo:rsid="005b9704" style:font-size-asian="16pt" style:font-weight-asian="bold" style:font-size-complex="16pt" style:font-weight-complex="bold"/>
    </style:style>
    <style:style style:name="T41" style:family="text">
      <style:text-properties fo:font-size="14pt" officeooo:rsid="003c2e17" style:font-size-asian="14pt" style:font-size-complex="14pt"/>
    </style:style>
    <style:style style:name="T42" style:family="text">
      <style:text-properties officeooo:rsid="004e78f8"/>
    </style:style>
    <style:style style:name="T43" style:family="text">
      <style:text-properties officeooo:rsid="00524097"/>
    </style:style>
    <style:style style:name="T44" style:family="text">
      <style:text-properties officeooo:rsid="00533b15"/>
    </style:style>
    <style:style style:name="T45" style:family="text">
      <style:text-properties officeooo:rsid="00551e4f"/>
    </style:style>
    <style:style style:name="T46" style:family="text">
      <style:text-properties officeooo:rsid="005656ab"/>
    </style:style>
    <style:style style:name="T47" style:family="text">
      <style:text-properties officeooo:rsid="0056ad91"/>
    </style:style>
    <style:style style:name="T48" style:family="text">
      <style:text-properties officeooo:rsid="005b83e6"/>
    </style:style>
    <style:style style:name="T49" style:family="text">
      <style:text-properties officeooo:rsid="005b9704"/>
    </style:style>
    <style:style style:name="T50" style:family="text">
      <style:text-properties officeooo:rsid="005d7b2d"/>
    </style:style>
    <style:style style:name="T51" style:family="text">
      <style:text-properties fo:color="#569cd6"/>
    </style:style>
    <style:style style:name="T52" style:family="text">
      <style:text-properties fo:color="#9cdcfe"/>
    </style:style>
    <style:style style:name="T53" style:family="text">
      <style:text-properties fo:color="#dcdcaa"/>
    </style:style>
    <style:style style:name="T54" style:family="text">
      <style:text-properties fo:color="#ce9178"/>
    </style:style>
    <style:style style:name="T55" style:family="text">
      <style:text-properties fo:color="#6a9955"/>
    </style:style>
    <style:style style:name="T56" style:family="text">
      <style:text-properties fo:color="#c586c0"/>
    </style:style>
    <style:style style:name="T57" style:family="text">
      <style:text-properties fo:color="#4ec9b0"/>
    </style:style>
    <style:style style:name="T58" style:family="text">
      <style:text-properties fo:color="#b5cea8"/>
    </style:style>
    <style:style style:name="T59" style:family="text">
      <style:text-properties officeooo:rsid="0060df20"/>
    </style:style>
    <style:style style:name="gr1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/>
      <text:p text:style-name="P22">1.<text:span text:style-name="T27">- Instalacion de node version 10</text:span></text:p>
      <text:p text:style-name="P22"/>
      <text:p text:style-name="P22">- windows</text:p>
      <text:p text:style-name="P22"><text:a xlink:type="simple" xlink:href="https://nodejs.org/dist/latest-v10.x/" text:style-name="Internet_20_link" text:visited-style-name="Visited_20_Internet_20_Link"/></text:p>
      <text:p text:style-name="P22"><text:a xlink:type="simple" xlink:href="https://nodejs.org/dist/latest-v10.x/" text:style-name="Internet_20_link" text:visited-style-name="Visited_20_Internet_20_Link"><text:span text:style-name="T20">https://nodejs.org/dist/latest-v10.x/</text:span></text:a></text:p>
      <text:p text:style-name="P22"/>
      <text:p text:style-name="P22">- linux</text:p>
      <text:p text:style-name="P22"/>
      <text:p text:style-name="P48"><text:span text:style-name="Source_20_Text"><text:span text:style-name="T22">sudo apt install curl</text:span></text:span></text:p>
      <text:p text:style-name="P39"><text:span text:style-name="Source_20_Text"><text:span text:style-name="T5">curl -sL https://deb.nodesource.com/setup_10.x | sudo -E bash </text:span></text:span></text:p>
      <text:p text:style-name="P39"><text:span text:style-name="Source_20_Text"><text:span text:style-name="T5">sudo apt install nodejs</text:span></text:span></text:p>
      <text:p text:style-name="P42"><text:line-break/><text:span text:style-name="T19">2.</text:span><text:span text:style-name="T41">- Checar version de node en terminal</text:span></text:p>
      <text:p text:style-name="P41">node –version</text:p>
      <text:p text:style-name="P40"/>
      <text:p text:style-name="P40">3.<text:span text:style-name="T28">- <text:s/>Instalación de Visual Studio Code</text:span></text:p>
      <text:p text:style-name="P40"><text:a xlink:type="simple" xlink:href="https://code.visualstudio.com/Download" text:style-name="Internet_20_link" text:visited-style-name="Visited_20_Internet_20_Link">https://code.visualstudio.com/Download</text:a></text:p>
      <text:p text:style-name="P38"/>
      <text:p text:style-name="P31"><text:span text:style-name="T19">4.</text:span><text:span text:style-name="T41">- Instalación de framework para creacion de API</text:span></text:p>
      <text:p text:style-name="P21"/>
      <text:p text:style-name="P27">npm install -g swagger</text:p>
      <text:p text:style-name="P26"/>
      <text:p text:style-name="P37"><text:span text:style-name="T48">5</text:span>.<text:span text:style-name="T28">- Creacion de Rest API para proyecto</text:span></text:p>
      <text:p text:style-name="P23"/>
      <text:p text:style-name="P28">swagger project create data-rest-api</text:p>
      <text:p text:style-name="P28"/>
      <text:p text:style-name="P29"><text:span text:style-name="T48">6</text:span>.<text:span text:style-name="T29">- Abrir proyecto con Visual Studio Code</text:span></text:p>
      <text:p text:style-name="P30"/>
      <text:p text:style-name="P29"><text:span text:style-name="T48">7</text:span>.<text:span text:style-name="T25">- Probar proyecto desde terminal de Vscode, </text:span><text:span text:style-name="T26">en modo MOCK</text:span></text:p>
      <text:p text:style-name="P24"/>
      <text:p text:style-name="P24">swagger project start -m</text:p>
      <text:p text:style-name="P24"/>
      <text:p text:style-name="P24"><text:span text:style-name="T48">8</text:span>.<text:span text:style-name="T23">- </text:span><text:span text:style-name="T24">Arrancar proyecto en modo normal y probar el editor de swagger</text:span></text:p>
      <text:p text:style-name="P24"/>
      <text:p text:style-name="P25">Terminal 1</text:p>
      <text:p text:style-name="P30">swagger project start</text:p>
      <text:p text:style-name="P25"/>
      <text:p text:style-name="P25"><text:soft-page-break/>Terminal 2</text:p>
      <text:p text:style-name="P30">swagger project edit</text:p>
      <text:p text:style-name="P25"/>
      <text:p text:style-name="P59"><text:span text:style-name="T39">9.- </text:span><text:span text:style-name="T40">Instalar postgres</text:span></text:p>
      <text:p text:style-name="P59"><text:a xlink:type="simple" xlink:href="https://www.enterprisedb.com/downloads/postgres-postgresql-downloads" text:style-name="Internet_20_link" text:visited-style-name="Visited_20_Internet_20_Link"><text:span text:style-name="T40">https://www.enterprisedb.com/downloads/postgres-postgresql-downloads</text:span></text:a></text:p>
      <text:p text:style-name="P59"><text:span text:style-name="T40"/></text:p>
      <text:p text:style-name="P60"><text:span text:style-name="T38">10.- crear base de datos</text:span><text:span text:style-name="T39"> </text:span><text:span text:style-name="T38">data-science-xxxx</text:span></text:p>
      <text:p text:style-name="P60"><text:span text:style-name="T38"/></text:p>
      <text:p text:style-name="P2"><text:span text:style-name="T49">11</text:span>.- Instalación <text:span text:style-name="T10">de sequelize en proyecto swagger, abrir proyecto swagger y a nivel de <text:s/>la raíz del proyecto (package.json), ejecutar los siguiente comandos para instalar sequelize.</text:span></text:p>
      <text:p text:style-name="P2"/>
      <text:p text:style-name="P46"><text:span text:style-name="Source_20_Text"><text:span text:style-name="T6">$ </text:span></text:span><text:span text:style-name="Source_20_Text"><text:span text:style-name="T7">sudo npm install -g sequelize-cli</text:span></text:span></text:p>
      <text:p text:style-name="P32"><text:span text:style-name="T13"><text:line-break/></text:span><text:span text:style-name="Source_20_Text"><text:span text:style-name="T6">$ sudo n</text:span></text:span><text:span text:style-name="Source_20_Text"><text:span text:style-name="T7">pm install --save sequelize</text:span></text:span></text:p>
      <text:p text:style-name="P32"><text:span text:style-name="T13"><text:line-break/></text:span><text:span text:style-name="Source_20_Text"><text:span text:style-name="T6">$ sudo n</text:span></text:span><text:span text:style-name="Source_20_Text"><text:span text:style-name="T7">pm install --save pg pg-hstore</text:span></text:span></text:p>
      <text:p text:style-name="P34"><text:span text:style-name="T49">12</text:span>.<text:span text:style-name="T30">- Configuración, </text:span><text:span text:style-name="T31">cambiarse a la carpeta api </text:span><text:span text:style-name="T30">del proyecto </text:span><text:span text:style-name="T31">swagger</text:span></text:p>
      <text:p text:style-name="P36"><text:span text:style-name="T14">$ c</text:span>d api</text:p>
      <text:p text:style-name="P49"><text:span text:style-name="Source_20_Text"><text:span text:style-name="T8">- windows</text:span></text:span></text:p>
      <text:p text:style-name="P47"><text:span text:style-name="Source_20_Text"><text:span text:style-name="T6">$ </text:span></text:span><text:span text:style-name="Source_20_Text"><text:span text:style-name="T8">notepad</text:span></text:span><text:span text:style-name="Source_20_Text"><text:span text:style-name="T7"> .sequelizerc</text:span></text:span></text:p>
      <text:p text:style-name="P49"><text:span text:style-name="Source_20_Text"><text:span text:style-name="T8"/></text:span></text:p>
      <text:p text:style-name="P49"><text:span text:style-name="Source_20_Text"><text:span text:style-name="T8">- linux</text:span></text:span></text:p>
      <text:p text:style-name="P49"><text:span text:style-name="Source_20_Text"><text:span text:style-name="T6">$ </text:span></text:span><text:span text:style-name="Source_20_Text"><text:span text:style-name="T8">touch</text:span></text:span><text:span text:style-name="Source_20_Text"><text:span text:style-name="T7"> .sequelizerc</text:span></text:span></text:p>
      <text:p text:style-name="P35"/>
      <text:p text:style-name="P45"><text:span text:style-name="Source_20_Text"><text:span text:style-name="T1">const path = require('path');</text:span></text:span></text:p>
      <text:p text:style-name="P43"><text:span text:style-name="Source_20_Text"><text:span text:style-name="T1">module.exports = {</text:span></text:span></text:p>
      <text:p text:style-name="P43"><text:span text:style-name="Source_20_Text"><text:span text:style-name="T4">  </text:span></text:span><text:span text:style-name="Source_20_Text"><text:span text:style-name="T1">"config": path.resolve('./config', 'config.json'),</text:span></text:span></text:p>
      <text:p text:style-name="P43"><text:span text:style-name="Source_20_Text"><text:span text:style-name="T4">  </text:span></text:span><text:span text:style-name="Source_20_Text"><text:span text:style-name="T1">"models-path": path.resolve('./models'),</text:span></text:span></text:p>
      <text:p text:style-name="P43"><text:span text:style-name="Source_20_Text"><text:span text:style-name="T4">  </text:span></text:span><text:span text:style-name="Source_20_Text"><text:span text:style-name="T1">"seeders-path": path.resolve('./seeders'),</text:span></text:span></text:p>
      <text:p text:style-name="P43"><text:span text:style-name="Source_20_Text"><text:span text:style-name="T4">  </text:span></text:span><text:span text:style-name="Source_20_Text"><text:span text:style-name="T1">"migrations-path": path.resolve('./migrations')</text:span></text:span></text:p>
      <text:p text:style-name="P43"><text:span text:style-name="Source_20_Text"><text:span text:style-name="T1">};</text:span></text:span></text:p>
      <text:p text:style-name="P32"><text:span text:style-name="T13"><text:line-break/></text:span><text:span text:style-name="Source_20_Text"><text:span text:style-name="T6">$ s</text:span></text:span><text:span text:style-name="Source_20_Text"><text:span text:style-name="T7">equelize init</text:span></text:span></text:p>
      <text:p text:style-name="P33"><text:line-break/><text:span text:style-name="T21">$ editar <text:s/>config/config.json</text:span></text:p>
      <text:p text:style-name="P54"><text:soft-page-break/><text:span text:style-name="Source_20_Text"><text:span text:style-name="T1">{</text:span></text:span></text:p>
      <text:p text:style-name="P43"><text:span text:style-name="Source_20_Text"><text:span text:style-name="T4">  </text:span></text:span><text:span text:style-name="Source_20_Text"><text:span text:style-name="T1">"development": {</text:span></text:span></text:p>
      <text:p text:style-name="P43"><text:span text:style-name="Source_20_Text"><text:span text:style-name="T4">    </text:span></text:span><text:span text:style-name="Source_20_Text"><text:span text:style-name="T1">"username": "</text:span></text:span><text:span text:style-name="Source_20_Text"><text:span text:style-name="T2">postgres</text:span></text:span><text:span text:style-name="Source_20_Text"><text:span text:style-name="T1">",</text:span></text:span></text:p>
      <text:p text:style-name="P43"><text:span text:style-name="Source_20_Text"><text:span text:style-name="T4">    </text:span></text:span><text:span text:style-name="Source_20_Text"><text:span text:style-name="T1">"password": "</text:span></text:span><text:span text:style-name="Source_20_Text"><text:span text:style-name="T2">xxxxxx</text:span></text:span><text:span text:style-name="Source_20_Text"><text:span text:style-name="T1">",</text:span></text:span></text:p>
      <text:p text:style-name="P43"><text:span text:style-name="Source_20_Text"><text:span text:style-name="T4">    </text:span></text:span><text:span text:style-name="Source_20_Text"><text:span text:style-name="T1">"database": "</text:span></text:span><text:span text:style-name="Source_20_Text"><text:span text:style-name="T3">data-science-xxxx</text:span></text:span><text:span text:style-name="Source_20_Text"><text:span text:style-name="T1">",</text:span></text:span></text:p>
      <text:p text:style-name="P43"><text:span text:style-name="Source_20_Text"><text:span text:style-name="T4">    </text:span></text:span><text:span text:style-name="Source_20_Text"><text:span text:style-name="T1">"host": "</text:span></text:span><text:span text:style-name="Source_20_Text"><text:span text:style-name="T2">xx.xx.xx.xx</text:span></text:span><text:span text:style-name="Source_20_Text"><text:span text:style-name="T1">",</text:span></text:span></text:p>
      <text:p text:style-name="P43"><text:span text:style-name="Source_20_Text"><text:span text:style-name="T4">    </text:span></text:span><text:span text:style-name="Source_20_Text"><text:span text:style-name="T1">"dialect": "postgres"</text:span></text:span></text:p>
      <text:p text:style-name="P43"><text:span text:style-name="Source_20_Text"><text:span text:style-name="T4">  </text:span></text:span><text:span text:style-name="Source_20_Text"><text:span text:style-name="T1">},</text:span></text:span></text:p>
      <text:p text:style-name="P43"><text:span text:style-name="Source_20_Text"><text:span text:style-name="T4">  </text:span></text:span><text:span text:style-name="Source_20_Text"><text:span text:style-name="T1">"test": {</text:span></text:span></text:p>
      <text:p text:style-name="P43"><text:span text:style-name="Source_20_Text"><text:span text:style-name="T4">    </text:span></text:span><text:span text:style-name="Source_20_Text"><text:span text:style-name="T1">"username": "root",</text:span></text:span></text:p>
      <text:p text:style-name="P43"><text:span text:style-name="Source_20_Text"><text:span text:style-name="T4">    </text:span></text:span><text:span text:style-name="Source_20_Text"><text:span text:style-name="T1">"password": "dj@mw@r3",</text:span></text:span></text:p>
      <text:p text:style-name="P43"><text:span text:style-name="Source_20_Text"><text:span text:style-name="T4">    </text:span></text:span><text:span text:style-name="Source_20_Text"><text:span text:style-name="T1">"database": "node_sequelize",</text:span></text:span></text:p>
      <text:p text:style-name="P43"><text:span text:style-name="Source_20_Text"><text:span text:style-name="T4">    </text:span></text:span><text:span text:style-name="Source_20_Text"><text:span text:style-name="T1">"host": "127.0.0.1",</text:span></text:span></text:p>
      <text:p text:style-name="P43"><text:span text:style-name="Source_20_Text"><text:span text:style-name="T4">    </text:span></text:span><text:span text:style-name="Source_20_Text"><text:span text:style-name="T1">"dialect": "postgres"</text:span></text:span></text:p>
      <text:p text:style-name="P43"><text:span text:style-name="Source_20_Text"><text:span text:style-name="T4">  </text:span></text:span><text:span text:style-name="Source_20_Text"><text:span text:style-name="T1">},</text:span></text:span></text:p>
      <text:p text:style-name="P43"><text:span text:style-name="Source_20_Text"><text:span text:style-name="T4">  </text:span></text:span><text:span text:style-name="Source_20_Text"><text:span text:style-name="T1">"production": {</text:span></text:span></text:p>
      <text:p text:style-name="P43"><text:span text:style-name="Source_20_Text"><text:span text:style-name="T4">    </text:span></text:span><text:span text:style-name="Source_20_Text"><text:span text:style-name="T1">"username": "</text:span></text:span><text:span text:style-name="Source_20_Text"><text:span text:style-name="T2">postgres</text:span></text:span><text:span text:style-name="Source_20_Text"><text:span text:style-name="T1">",</text:span></text:span></text:p>
      <text:p text:style-name="P43"><text:span text:style-name="Source_20_Text"><text:span text:style-name="T4">    </text:span></text:span><text:span text:style-name="Source_20_Text"><text:span text:style-name="T1">"password": "</text:span></text:span><text:span text:style-name="Source_20_Text"><text:span text:style-name="T2">xxxx</text:span></text:span><text:span text:style-name="Source_20_Text"><text:span text:style-name="T1">",</text:span></text:span></text:p>
      <text:p text:style-name="P44"><text:span text:style-name="Source_20_Text"><text:span text:style-name="T4">    </text:span></text:span><text:span text:style-name="Source_20_Text"><text:span text:style-name="T1">"database": "</text:span></text:span><text:span text:style-name="Source_20_Text"><text:span text:style-name="T3">data-science-xxxx</text:span></text:span><text:span text:style-name="Source_20_Text"><text:span text:style-name="T1">",</text:span></text:span></text:p>
      <text:p text:style-name="P43"><text:span text:style-name="Source_20_Text"><text:span text:style-name="T4">    </text:span></text:span><text:span text:style-name="Source_20_Text"><text:span text:style-name="T1">"host": "</text:span></text:span><text:span text:style-name="Source_20_Text"><text:span text:style-name="T2">xx.xx.xx.xx</text:span></text:span><text:span text:style-name="Source_20_Text"><text:span text:style-name="T1">",</text:span></text:span></text:p>
      <text:p text:style-name="P43"><text:span text:style-name="Source_20_Text"><text:span text:style-name="T4">    </text:span></text:span><text:span text:style-name="Source_20_Text"><text:span text:style-name="T1">"dialect": "postgres"</text:span></text:span></text:p>
      <text:p text:style-name="P43"><text:span text:style-name="Source_20_Text"><text:span text:style-name="T4">  </text:span></text:span><text:span text:style-name="Source_20_Text"><text:span text:style-name="T1">}</text:span></text:span></text:p>
      <text:p text:style-name="P43"><text:span text:style-name="Source_20_Text"><text:span text:style-name="T1">}</text:span></text:span></text:p>
      <text:p text:style-name="P33"/>
      <text:p text:style-name="P1"><text:span text:style-name="T49">13</text:span>.<text:span text:style-name="T32">- Creación de Model</text:span><text:span text:style-name="T33">o </text:span><text:span text:style-name="T34">Denues</text:span></text:p>
      <text:p text:style-name="P1"/>
      <text:p text:style-name="P50"><text:span text:style-name="Source_20_Text"><text:span text:style-name="T6">$ </text:span></text:span><text:span text:style-name="Source_20_Text"><text:span text:style-name="T9">sequelize model:create --name Denues –attributes nombre:string,tipo:string,descripcion:string,calle:string,numero:string,colonia:string,cp:string,idestado:string,estado:string,idmunicipio:string,municipio:string,lat:string,lng:string</text:span></text:span></text:p>
      <text:p text:style-name="P50"><text:span text:style-name="Source_20_Text"><text:span text:style-name="T6"/></text:span></text:p>
      <text:p text:style-name="P51">- Realizar Migration </text:p>
      <text:p text:style-name="P6"><text:span text:style-name="T14">$ se</text:span>quelize db:migrate</text:p>
      <text:p text:style-name="P1"/>
      <text:p text:style-name="P1">- <text:span text:style-name="T45">importar </text:span><text:span text:style-name="T16">denues.csv</text:span><text:span text:style-name="T45"> desde pgAdmin</text:span></text:p>
      <text:p text:style-name="P1"/>
      <text:p text:style-name="P3"><text:span text:style-name="T49">14</text:span>.<text:span text:style-name="T32">- Creación de Model</text:span><text:span text:style-name="T33">o </text:span><text:span text:style-name="T35">Censos</text:span></text:p>
      <text:p text:style-name="P3"/>
      <text:p text:style-name="P63">$ <text:span text:style-name="T50">sequelize model:create --name Censos --attributes idestado:string,estado:string,idmunicipio:string,municipio:string,actividad:string,UE:decimal,H001A:decimal,H010A:decimal,A111A:decimal,A211A:decimal,M091A:decimal,H010D:decimal,H020A:decimal,I000A:decimal,I100A:decimal,I200A:decimal,K000A:decimal,K020A:decimal,K311A:decimal,K</text:span><text:soft-page-break/><text:span text:style-name="T50">040A:decimal,K041A:decimal,K050A:decimal,K620A:decimal,K060A:decimal,K810A:decimal,K090A:decimal,A700A:decimal,M000A:decimal,M020A:decimal,M090A:decimal,A800A:decimal</text:span></text:p>
      <text:p text:style-name="P52"/>
      <text:p text:style-name="P52">- Realizar Migration </text:p>
      <text:p text:style-name="P7"/>
      <text:p text:style-name="P7"><text:span text:style-name="T14">$ se</text:span>quelize db:migrate</text:p>
      <text:p text:style-name="P3"/>
      <text:p text:style-name="P58">- <text:span text:style-name="T59">quitar restriccion de not null a campos createdAt y updatedAt</text:span></text:p>
      <text:p text:style-name="P5">- <text:span text:style-name="T45">importar </text:span><text:span text:style-name="T17">c</text:span><text:span text:style-name="T16">en</text:span><text:span text:style-name="T17">so</text:span><text:span text:style-name="T16">s.csv</text:span><text:span text:style-name="T45"> desde pgAdmin</text:span></text:p>
      <text:p text:style-name="P3"/>
      <text:p text:style-name="P3"><text:span text:style-name="T49">15</text:span>.<text:span text:style-name="T32">- Creación de Model</text:span><text:span text:style-name="T33">o </text:span><text:span text:style-name="T35">Estados</text:span></text:p>
      <text:p text:style-name="P3"/>
      <text:p text:style-name="P13">$ <text:span text:style-name="T43">sequelize model:create --name Estados --attributes idestado:string,estado:string</text:span></text:p>
      <text:p text:style-name="P12"/>
      <text:p text:style-name="P52">- Realizar Migration </text:p>
      <text:p text:style-name="P7"><text:span text:style-name="T14">$ se</text:span>quelize db:migrate</text:p>
      <text:p text:style-name="P3"/>
      <text:p text:style-name="P3">- <text:span text:style-name="T59">quitar restriccion de not null a campos createdAt y updatedAt</text:span></text:p>
      <text:p text:style-name="P5">- <text:span text:style-name="T45">importar </text:span><text:span text:style-name="T16">e</text:span><text:span text:style-name="T17">stado</text:span><text:span text:style-name="T16">s.csv</text:span><text:span text:style-name="T45"> desde pgAdmin</text:span></text:p>
      <text:p text:style-name="P5"/>
      <text:p text:style-name="P4"><text:span text:style-name="T49">16</text:span>.<text:span text:style-name="T32">- Creación de Model</text:span><text:span text:style-name="T33">o </text:span><text:span text:style-name="T36">Municipios</text:span></text:p>
      <text:p text:style-name="P4"/>
      <text:p text:style-name="P13">$ <text:span text:style-name="T43">sequelize model:create --name Municipios –attributes idestado:string,idmunicipio:string,municipio:string</text:span></text:p>
      <text:p text:style-name="P53"/>
      <text:p text:style-name="P53">- Realizar Migration </text:p>
      <text:p text:style-name="P8"><text:span text:style-name="T14">$ se</text:span>quelize db:migrate</text:p>
      <text:p text:style-name="P58"/>
      <text:p text:style-name="P58">- <text:span text:style-name="T59">quitar restriccion de not null a campos createdAt y updatedAt</text:span></text:p>
      <text:p text:style-name="P5">- <text:span text:style-name="T45">importar </text:span><text:span text:style-name="T17">municipio</text:span><text:span text:style-name="T16">s.csv</text:span><text:span text:style-name="T45"> desde pgAdmin</text:span></text:p>
      <text:p text:style-name="P5"/>
      <text:p text:style-name="P4"><text:span text:style-name="T49">17</text:span>.<text:span text:style-name="T32">- Creación de Model</text:span><text:span text:style-name="T33">o </text:span><text:span text:style-name="T37">Bancos</text:span></text:p>
      <text:p text:style-name="P4"/>
      <text:p text:style-name="P14">$ <text:span text:style-name="T44">sequelize model:create --name Bancos --attributes tipo:string,descripcion:string</text:span></text:p>
      <text:p text:style-name="P53">- Realizar Migration </text:p>
      <text:p text:style-name="P8"><text:span text:style-name="T14">$ se</text:span>quelize db:migrate</text:p>
      <text:p text:style-name="P4"/>
      <text:p text:style-name="P58">- <text:span text:style-name="T59">quitar restriccion de not null a campos createdAt y updatedAt</text:span></text:p>
      <text:p text:style-name="P5">- <text:span text:style-name="T45">importar </text:span><text:span text:style-name="T17">banco</text:span><text:span text:style-name="T16">s.csv</text:span><text:span text:style-name="T45"> desde pgAdmin</text:span></text:p>
      <text:p text:style-name="P6"/>
      <text:p text:style-name="P6"/>
      <text:p text:style-name="P6"/>
      <text:p text:style-name="P6"/>
      <text:p text:style-name="P6"><text:span text:style-name="T49">18</text:span>.- Creación de operaciones en controller, <text:span text:style-name="T46">crear <text:s/>archivo</text:span> /<text:span text:style-name="T46">controllers/data</text:span>.controller.js</text:p>
      <text:p text:style-name="P9"/>
      <text:p text:style-name="P62"><draw:frame text:anchor-type="paragraph" draw:z-index="0" draw:style-name="gr1" draw:text-style-name="P76" svg:width="6.4969in" svg:height="0.3941in" svg:x="0.0811in" svg:y="0.1201in"><draw:text-box><text:p/></draw:text-box></draw:frame></text:p>
      <text:p text:style-name="P68"><text:span text:style-name="T51">const</text:span> { <text:span text:style-name="T52">Estados</text:span> } = <text:span text:style-name="T53">require</text:span>(<text:span text:style-name="T54">'../models'</text:span>); <text:span text:style-name="T55">// Sequelize</text:span></text:p>
      <text:p text:style-name="P67"><text:span text:style-name="T51">const</text:span> { <text:span text:style-name="T52">Municipios</text:span> } = <text:span text:style-name="T53">require</text:span>(<text:span text:style-name="T54">'../models'</text:span>); <text:span text:style-name="T55">// Sequelize</text:span></text:p>
      <text:p text:style-name="P67"><text:soft-page-break/><text:span text:style-name="T51">const</text:span> { <text:span text:style-name="T52">Bancos</text:span> } = <text:span text:style-name="T53">require</text:span>(<text:span text:style-name="T54">'../models'</text:span>); <text:span text:style-name="T55">// Sequelize</text:span></text:p>
      <text:p text:style-name="P67"><text:span text:style-name="T51">const</text:span> { <text:span text:style-name="T52">Censos</text:span> } = <text:span text:style-name="T53">require</text:span>(<text:span text:style-name="T54">'../models'</text:span>); <text:span text:style-name="T55">// Sequelize</text:span></text:p>
      <text:p text:style-name="P67"><text:span text:style-name="T51">const</text:span> { <text:span text:style-name="T52">Denues</text:span> } = <text:span text:style-name="T53">require</text:span>(<text:span text:style-name="T54">'../models'</text:span>); <text:span text:style-name="T55">// Sequelize</text:span></text:p>
      <text:p text:style-name="P71"/>
      <text:p text:style-name="P67"><text:span text:style-name="T51">const</text:span> <text:span text:style-name="T52">MODULE_NAME</text:span> = <text:span text:style-name="T54">'[data Controller]'</text:span>;</text:p>
      <text:p text:style-name="P71"/>
      <text:p text:style-name="P67"><text:span text:style-name="T51">function</text:span> <text:span text:style-name="T53">getEstados</text:span>(<text:span text:style-name="T52">req</text:span>, <text:span text:style-name="T52">res</text:span>) {</text:p>
      <text:p text:style-name="P71"/>
      <text:p text:style-name="P67"><text:span text:style-name="T56">try</text:span> {</text:p>
      <text:p text:style-name="P67"><text:span text:style-name="T57">console</text:span>.<text:span text:style-name="T53">log</text:span>(<text:span text:style-name="T54">"Estados..."</text:span>);</text:p>
      <text:p text:style-name="P67"><text:span text:style-name="T57">console</text:span>.<text:span text:style-name="T53">log</text:span>(<text:span text:style-name="T52">Estados</text:span>);</text:p>
      <text:p text:style-name="P67"><text:span text:style-name="T52">Estados</text:span>.<text:span text:style-name="T53">findAll</text:span>({</text:p>
      <text:p text:style-name="P67">})</text:p>
      <text:p text:style-name="P67">.<text:span text:style-name="T53">then</text:span>((<text:span text:style-name="T52">estados</text:span>) <text:span text:style-name="T51">=&gt;</text:span> {</text:p>
      <text:p text:style-name="P67"><text:span text:style-name="T57">console</text:span>.<text:span text:style-name="T53">log</text:span>(<text:span text:style-name="T52">estados</text:span>);</text:p>
      <text:p text:style-name="P67"><text:span text:style-name="T52">res</text:span>.<text:span text:style-name="T53">status</text:span>(<text:span text:style-name="T58">200</text:span>).<text:span text:style-name="T53">send</text:span>(<text:span text:style-name="T52">estados</text:span>);</text:p>
      <text:p text:style-name="P67">}, (<text:span text:style-name="T52">error</text:span>) <text:span text:style-name="T51">=&gt;</text:span> {</text:p>
      <text:p text:style-name="P67"><text:span text:style-name="T52">res</text:span>.<text:span text:style-name="T53">status</text:span>(<text:span text:style-name="T58">500</text:span>).<text:span text:style-name="T53">send</text:span>(<text:span text:style-name="T52">error</text:span>);</text:p>
      <text:p text:style-name="P67">});</text:p>
      <text:p text:style-name="P67">} <text:span text:style-name="T56">catch</text:span> (<text:span text:style-name="T52">error</text:span>) {</text:p>
      <text:p text:style-name="P67"><text:span text:style-name="T52">controllerHelper</text:span>.<text:span text:style-name="T53">handleErrorResponse</text:span>(<text:span text:style-name="T52">MODULE_NAME</text:span>, <text:span text:style-name="T52">getEstados</text:span>.<text:span text:style-name="T52">name</text:span>, <text:span text:style-name="T52">error</text:span>, <text:span text:style-name="T52">res</text:span>);</text:p>
      <text:p text:style-name="P67">}</text:p>
      <text:p text:style-name="P67">}</text:p>
      <text:p text:style-name="P67"><text:span text:style-name="T51">function</text:span> <text:span text:style-name="T53">getMunicipios</text:span>(<text:span text:style-name="T52">req</text:span>, <text:span text:style-name="T52">res</text:span>) {</text:p>
      <text:p text:style-name="P67"><text:span text:style-name="T56">try</text:span> {</text:p>
      <text:p text:style-name="P67"><text:span text:style-name="T51">var</text:span> <text:span text:style-name="T52">params</text:span> = {</text:p>
      <text:p text:style-name="P67"><text:span text:style-name="T52">entidad:</text:span> <text:span text:style-name="T52">req</text:span>.<text:span text:style-name="T52">swagger</text:span>.<text:span text:style-name="T52">params</text:span>.<text:span text:style-name="T52">entidad</text:span>.<text:span text:style-name="T52">value</text:span></text:p>
      <text:p text:style-name="P67">};</text:p>
      <text:p text:style-name="P67"><text:span text:style-name="T57">console</text:span>.<text:span text:style-name="T53">log</text:span>(<text:span text:style-name="T54">"municipios..."</text:span> + <text:span text:style-name="T52">params</text:span>);</text:p>
      <text:p text:style-name="P67"><text:span text:style-name="T57">console</text:span>.<text:span text:style-name="T53">log</text:span>(<text:span text:style-name="T52">Municipios</text:span>);</text:p>
      <text:p text:style-name="P67"><text:span text:style-name="T52">Municipios</text:span>.<text:span text:style-name="T53">findAll</text:span>(</text:p>
      <text:p text:style-name="P67">{</text:p>
      <text:p text:style-name="P67"><text:span text:style-name="T52">where:</text:span> {</text:p>
      <text:p text:style-name="P67"><text:span text:style-name="T52">idestado :</text:span> <text:span text:style-name="T52">params</text:span>.<text:span text:style-name="T52">entidad</text:span></text:p>
      <text:p text:style-name="P67">} </text:p>
      <text:p text:style-name="P67">})</text:p>
      <text:p text:style-name="P67">.<text:span text:style-name="T53">then</text:span>((<text:span text:style-name="T52">municipios</text:span>) <text:span text:style-name="T51">=&gt;</text:span> {</text:p>
      <text:p text:style-name="P67"><text:span text:style-name="T57">console</text:span>.<text:span text:style-name="T53">log</text:span>(<text:span text:style-name="T52">municipios</text:span>);</text:p>
      <text:p text:style-name="P67"><text:span text:style-name="T52">res</text:span>.<text:span text:style-name="T53">status</text:span>(<text:span text:style-name="T58">200</text:span>).<text:span text:style-name="T53">send</text:span>(<text:span text:style-name="T52">municipios</text:span>); </text:p>
      <text:p text:style-name="P67">}, (<text:span text:style-name="T52">error</text:span>) <text:span text:style-name="T51">=&gt;</text:span> {</text:p>
      <text:p text:style-name="P67"><text:span text:style-name="T57">console</text:span>.<text:span text:style-name="T53">log</text:span>(<text:span text:style-name="T54">"error : "</text:span> + <text:span text:style-name="T52">error</text:span>);</text:p>
      <text:p text:style-name="P67"><text:span text:style-name="T52">res</text:span>.<text:span text:style-name="T53">status</text:span>(<text:span text:style-name="T58">500</text:span>).<text:span text:style-name="T53">send</text:span>(<text:span text:style-name="T52">error</text:span>);</text:p>
      <text:p text:style-name="P67">});</text:p>
      <text:p text:style-name="P67">} <text:span text:style-name="T56">catch</text:span> (<text:span text:style-name="T52">error</text:span>) {</text:p>
      <text:p text:style-name="P67"><text:span text:style-name="T52">controllerHelper</text:span>.<text:span text:style-name="T53">handleErrorResponse</text:span>(<text:span text:style-name="T52">MODULE_NAME</text:span>, <text:span text:style-name="T52">getGameSystems</text:span>.<text:span text:style-name="T52">name</text:span>, <text:span text:style-name="T52">error</text:span>, <text:span text:style-name="T52">res</text:span>);</text:p>
      <text:p text:style-name="P67">}</text:p>
      <text:p text:style-name="P67">}</text:p>
      <text:p text:style-name="P71"><text:soft-page-break/></text:p>
      <text:p text:style-name="P67"><text:span text:style-name="T51">function</text:span> <text:span text:style-name="T53">getBancos</text:span>(<text:span text:style-name="T52">req</text:span>, <text:span text:style-name="T52">res</text:span>) {</text:p>
      <text:p text:style-name="P67"><text:span text:style-name="T56">try</text:span> {</text:p>
      <text:p text:style-name="P67"><text:span text:style-name="T57">console</text:span>.<text:span text:style-name="T53">log</text:span>(<text:span text:style-name="T54">"Bancos..."</text:span>);</text:p>
      <text:p text:style-name="P67"><text:span text:style-name="T57">console</text:span>.<text:span text:style-name="T53">log</text:span>(<text:span text:style-name="T52">Bancos</text:span>);</text:p>
      <text:p text:style-name="P67"><text:span text:style-name="T52">Bancos</text:span>.<text:span text:style-name="T53">findAll</text:span>(</text:p>
      <text:p text:style-name="P67">{ </text:p>
      <text:p text:style-name="P67">})</text:p>
      <text:p text:style-name="P67">.<text:span text:style-name="T53">then</text:span>((<text:span text:style-name="T52">bancos</text:span>) <text:span text:style-name="T51">=&gt;</text:span> {</text:p>
      <text:p text:style-name="P67"><text:span text:style-name="T57">console</text:span>.<text:span text:style-name="T53">log</text:span>(<text:span text:style-name="T52">bancos</text:span>);</text:p>
      <text:p text:style-name="P67"><text:span text:style-name="T52">res</text:span>.<text:span text:style-name="T53">status</text:span>(<text:span text:style-name="T58">200</text:span>).<text:span text:style-name="T53">send</text:span>(<text:span text:style-name="T52">bancos</text:span>); </text:p>
      <text:p text:style-name="P67">}, (<text:span text:style-name="T52">error</text:span>) <text:span text:style-name="T51">=&gt;</text:span> {</text:p>
      <text:p text:style-name="P67"><text:span text:style-name="T57">console</text:span>.<text:span text:style-name="T53">log</text:span>(<text:span text:style-name="T54">"error : "</text:span> + <text:span text:style-name="T52">error</text:span>);</text:p>
      <text:p text:style-name="P67"><text:span text:style-name="T52">res</text:span>.<text:span text:style-name="T53">status</text:span>(<text:span text:style-name="T58">500</text:span>).<text:span text:style-name="T53">send</text:span>(<text:span text:style-name="T52">error</text:span>);</text:p>
      <text:p text:style-name="P67">});</text:p>
      <text:p text:style-name="P67">} <text:span text:style-name="T56">catch</text:span> (<text:span text:style-name="T52">error</text:span>) {</text:p>
      <text:p text:style-name="P67"><text:span text:style-name="T52">controllerHelper</text:span>.<text:span text:style-name="T53">handleErrorResponse</text:span>(<text:span text:style-name="T52">MODULE_NAME</text:span>, <text:span text:style-name="T52">getBancos</text:span>.<text:span text:style-name="T52">name</text:span>, <text:span text:style-name="T52">error</text:span>, <text:span text:style-name="T52">res</text:span>);</text:p>
      <text:p text:style-name="P67">}</text:p>
      <text:p text:style-name="P67">}</text:p>
      <text:p text:style-name="P74"/>
      <text:p text:style-name="P67"><text:span text:style-name="T51">function</text:span> <text:span text:style-name="T53">getCensosByMun</text:span>(<text:span text:style-name="T52">req</text:span>, <text:span text:style-name="T52">res</text:span>) {</text:p>
      <text:p text:style-name="P67"><text:span text:style-name="T56">try</text:span> {</text:p>
      <text:p text:style-name="P67"><text:span text:style-name="T51">var</text:span> <text:span text:style-name="T52">params</text:span> = {</text:p>
      <text:p text:style-name="P67"><text:span text:style-name="T52">entidad:</text:span> <text:span text:style-name="T52">req</text:span>.<text:span text:style-name="T52">swagger</text:span>.<text:span text:style-name="T52">params</text:span>.<text:span text:style-name="T52">entidad</text:span>.<text:span text:style-name="T52">value</text:span>,</text:p>
      <text:p text:style-name="P67"><text:span text:style-name="T52">municipio:</text:span> <text:span text:style-name="T52">req</text:span>.<text:span text:style-name="T52">swagger</text:span>.<text:span text:style-name="T52">params</text:span>.<text:span text:style-name="T52">municipio</text:span>.<text:span text:style-name="T52">value</text:span></text:p>
      <text:p text:style-name="P67">};</text:p>
      <text:p text:style-name="P71"/>
      <text:p text:style-name="P67"><text:span text:style-name="T57">console</text:span>.<text:span text:style-name="T53">log</text:span>(<text:span text:style-name="T54">"censos..."</text:span> + <text:span text:style-name="T52">params</text:span>);</text:p>
      <text:p text:style-name="P67"><text:span text:style-name="T57">console</text:span>.<text:span text:style-name="T53">log</text:span>(<text:span text:style-name="T52">Censos</text:span>);</text:p>
      <text:p text:style-name="P67"><text:span text:style-name="T52">Censos</text:span>.<text:span text:style-name="T53">findAll</text:span>({</text:p>
      <text:p text:style-name="P67"><text:span text:style-name="T52">where:</text:span> {</text:p>
      <text:p text:style-name="P67"><text:span text:style-name="T52">idestado :</text:span> <text:span text:style-name="T52">params</text:span>.<text:span text:style-name="T52">entidad</text:span>,</text:p>
      <text:p text:style-name="P67"><text:span text:style-name="T52">idmunicipio :</text:span> <text:span text:style-name="T52">params</text:span>.<text:span text:style-name="T52">municipio</text:span>,</text:p>
      <text:p text:style-name="P67">}</text:p>
      <text:p text:style-name="P67">})</text:p>
      <text:p text:style-name="P67">.<text:span text:style-name="T53">then</text:span>((<text:span text:style-name="T52">censos</text:span>) <text:span text:style-name="T51">=&gt;</text:span> {</text:p>
      <text:p text:style-name="P67"><text:span text:style-name="T52">res</text:span>.<text:span text:style-name="T53">status</text:span>(<text:span text:style-name="T58">200</text:span>).<text:span text:style-name="T53">send</text:span>(<text:span text:style-name="T52">censos</text:span>);</text:p>
      <text:p text:style-name="P67">}, (<text:span text:style-name="T52">error</text:span>) <text:span text:style-name="T51">=&gt;</text:span> {</text:p>
      <text:p text:style-name="P67"><text:span text:style-name="T57">console</text:span>.<text:span text:style-name="T53">log</text:span>(<text:span text:style-name="T54">"error : "</text:span> + <text:span text:style-name="T52">error</text:span>);</text:p>
      <text:p text:style-name="P67"><text:span text:style-name="T52">res</text:span>.<text:span text:style-name="T53">status</text:span>(<text:span text:style-name="T58">500</text:span>).<text:span text:style-name="T53">send</text:span>(<text:span text:style-name="T52">error</text:span>);</text:p>
      <text:p text:style-name="P67">});</text:p>
      <text:p text:style-name="P67">} <text:span text:style-name="T56">catch</text:span> (<text:span text:style-name="T52">error</text:span>) {</text:p>
      <text:p text:style-name="P67"><text:span text:style-name="T52">controllerHelper</text:span>.<text:span text:style-name="T53">handleErrorResponse</text:span>(<text:span text:style-name="T52">MODULE_NAME</text:span>, <text:span text:style-name="T52">getCensosByMun</text:span>.<text:span text:style-name="T52">name</text:span>, <text:span text:style-name="T52">error</text:span>, <text:span text:style-name="T52">res</text:span>);</text:p>
      <text:p text:style-name="P67">}</text:p>
      <text:p text:style-name="P67">}</text:p>
      <text:p text:style-name="P73"><text:soft-page-break/><text:line-break/></text:p>
      <text:p text:style-name="P67"><text:span text:style-name="T51">function</text:span> <text:span text:style-name="T53">getCensosByEdo</text:span>(<text:span text:style-name="T52">req</text:span>, <text:span text:style-name="T52">res</text:span>) {</text:p>
      <text:p text:style-name="P67"><text:span text:style-name="T56">try</text:span> {</text:p>
      <text:p text:style-name="P67"><text:span text:style-name="T51">var</text:span> <text:span text:style-name="T52">params</text:span> = {</text:p>
      <text:p text:style-name="P67"><text:span text:style-name="T52">entidad:</text:span> <text:span text:style-name="T52">req</text:span>.<text:span text:style-name="T52">swagger</text:span>.<text:span text:style-name="T52">params</text:span>.<text:span text:style-name="T52">entidad</text:span>.<text:span text:style-name="T52">value</text:span></text:p>
      <text:p text:style-name="P67">};</text:p>
      <text:p text:style-name="P71"/>
      <text:p text:style-name="P67"><text:span text:style-name="T57">console</text:span>.<text:span text:style-name="T53">log</text:span>(<text:span text:style-name="T54">"censos..."</text:span> + <text:span text:style-name="T52">params</text:span>);</text:p>
      <text:p text:style-name="P67"><text:span text:style-name="T57">console</text:span>.<text:span text:style-name="T53">log</text:span>(<text:span text:style-name="T52">Censos</text:span>);</text:p>
      <text:p text:style-name="P67"><text:span text:style-name="T52">Censos</text:span>.<text:span text:style-name="T53">findAll</text:span>({</text:p>
      <text:p text:style-name="P67"><text:span text:style-name="T52">where:</text:span> {</text:p>
      <text:p text:style-name="P67"><text:span text:style-name="T52">idestado :</text:span> <text:span text:style-name="T52">params</text:span>.<text:span text:style-name="T52">entidad</text:span>,</text:p>
      <text:p text:style-name="P67"><text:span text:style-name="T52">actividad:</text:span> <text:span text:style-name="T54">'Total municipal'</text:span></text:p>
      <text:p text:style-name="P71"/>
      <text:p text:style-name="P67">}</text:p>
      <text:p text:style-name="P67">})</text:p>
      <text:p text:style-name="P67">.<text:span text:style-name="T53">then</text:span>((<text:span text:style-name="T52">censos</text:span>) <text:span text:style-name="T51">=&gt;</text:span> {</text:p>
      <text:p text:style-name="P67"><text:span text:style-name="T52">res</text:span>.<text:span text:style-name="T53">status</text:span>(<text:span text:style-name="T58">200</text:span>).<text:span text:style-name="T53">send</text:span>(<text:span text:style-name="T52">censos</text:span>);</text:p>
      <text:p text:style-name="P67">}, (<text:span text:style-name="T52">error</text:span>) <text:span text:style-name="T51">=&gt;</text:span> {</text:p>
      <text:p text:style-name="P67"><text:span text:style-name="T57">console</text:span>.<text:span text:style-name="T53">log</text:span>(<text:span text:style-name="T54">"error : "</text:span> + <text:span text:style-name="T52">error</text:span>);</text:p>
      <text:p text:style-name="P67"><text:span text:style-name="T52">res</text:span>.<text:span text:style-name="T53">status</text:span>(<text:span text:style-name="T58">500</text:span>).<text:span text:style-name="T53">send</text:span>(<text:span text:style-name="T52">error</text:span>);</text:p>
      <text:p text:style-name="P67">});</text:p>
      <text:p text:style-name="P67">} <text:span text:style-name="T56">catch</text:span> (<text:span text:style-name="T52">error</text:span>) {</text:p>
      <text:p text:style-name="P67"><text:span text:style-name="T52">controllerHelper</text:span>.<text:span text:style-name="T53">handleErrorResponse</text:span>(<text:span text:style-name="T52">MODULE_NAME</text:span>, <text:span text:style-name="T52">getCensosByEdo</text:span>.<text:span text:style-name="T52">name</text:span>, <text:span text:style-name="T52">error</text:span>, <text:span text:style-name="T52">res</text:span>);</text:p>
      <text:p text:style-name="P67">}</text:p>
      <text:p text:style-name="P67">}</text:p>
      <text:p text:style-name="P74"/>
      <text:p text:style-name="P67"><text:span text:style-name="T51">function</text:span> <text:span text:style-name="T53">getDenues</text:span>(<text:span text:style-name="T52">req</text:span>, <text:span text:style-name="T52">res</text:span>) {</text:p>
      <text:p text:style-name="P67"><text:span text:style-name="T56">try</text:span> {</text:p>
      <text:p text:style-name="P67"><text:span text:style-name="T51">var</text:span> <text:span text:style-name="T52">params</text:span> = {</text:p>
      <text:p text:style-name="P67"><text:span text:style-name="T52">entidad:</text:span> <text:span text:style-name="T52">req</text:span>.<text:span text:style-name="T52">swagger</text:span>.<text:span text:style-name="T52">params</text:span>.<text:span text:style-name="T52">entidad</text:span>.<text:span text:style-name="T52">value</text:span>,</text:p>
      <text:p text:style-name="P67"><text:span text:style-name="T52">municipio:</text:span> <text:span text:style-name="T52">req</text:span>.<text:span text:style-name="T52">swagger</text:span>.<text:span text:style-name="T52">params</text:span>.<text:span text:style-name="T52">municipio</text:span>.<text:span text:style-name="T52">value</text:span>,</text:p>
      <text:p text:style-name="P67"><text:span text:style-name="T52">tipo:</text:span> <text:span text:style-name="T52">req</text:span>.<text:span text:style-name="T52">swagger</text:span>.<text:span text:style-name="T52">params</text:span>.<text:span text:style-name="T52">tipo</text:span>.<text:span text:style-name="T52">value</text:span></text:p>
      <text:p text:style-name="P71"/>
      <text:p text:style-name="P67">};</text:p>
      <text:p text:style-name="P71"/>
      <text:p text:style-name="P67"><text:span text:style-name="T57">console</text:span>.<text:span text:style-name="T53">log</text:span>(<text:span text:style-name="T54">"Denues..."</text:span> + <text:span text:style-name="T52">params</text:span>);</text:p>
      <text:p text:style-name="P67"><text:span text:style-name="T57">console</text:span>.<text:span text:style-name="T53">log</text:span>(<text:span text:style-name="T52">Denues</text:span>);</text:p>
      <text:p text:style-name="P67"><text:span text:style-name="T52">Denues</text:span>.<text:span text:style-name="T53">findAll</text:span>({</text:p>
      <text:p text:style-name="P67"><text:span text:style-name="T52">where:</text:span> {</text:p>
      <text:p text:style-name="P67"><text:span text:style-name="T52">idestado :</text:span> <text:span text:style-name="T52">params</text:span>.<text:span text:style-name="T52">entidad</text:span>,</text:p>
      <text:p text:style-name="P67"><text:span text:style-name="T52">idmunicipio :</text:span> <text:span text:style-name="T52">params</text:span>.<text:span text:style-name="T52">municipio</text:span>,</text:p>
      <text:p text:style-name="P67"><text:span text:style-name="T52">tipo :</text:span> <text:span text:style-name="T52">params</text:span>.<text:span text:style-name="T52">tipo</text:span></text:p>
      <text:p text:style-name="P67">}</text:p>
      <text:p text:style-name="P67"><text:soft-page-break/>})</text:p>
      <text:p text:style-name="P67">.<text:span text:style-name="T53">then</text:span>((<text:span text:style-name="T52">denues</text:span>) <text:span text:style-name="T51">=&gt;</text:span> {</text:p>
      <text:p text:style-name="P67"><text:span text:style-name="T52">res</text:span>.<text:span text:style-name="T53">status</text:span>(<text:span text:style-name="T58">200</text:span>).<text:span text:style-name="T53">send</text:span>(<text:span text:style-name="T52">denues</text:span>);</text:p>
      <text:p text:style-name="P67">}, (<text:span text:style-name="T52">error</text:span>) <text:span text:style-name="T51">=&gt;</text:span> {</text:p>
      <text:p text:style-name="P67"><text:span text:style-name="T57">console</text:span>.<text:span text:style-name="T53">log</text:span>(<text:span text:style-name="T54">"error : "</text:span> + <text:span text:style-name="T52">error</text:span>);</text:p>
      <text:p text:style-name="P67"><text:span text:style-name="T52">res</text:span>.<text:span text:style-name="T53">status</text:span>(<text:span text:style-name="T58">500</text:span>).<text:span text:style-name="T53">send</text:span>(<text:span text:style-name="T52">error</text:span>);</text:p>
      <text:p text:style-name="P67">});</text:p>
      <text:p text:style-name="P67">} <text:span text:style-name="T56">catch</text:span> (<text:span text:style-name="T52">error</text:span>) {</text:p>
      <text:p text:style-name="P67"><text:span text:style-name="T52">controllerHelper</text:span>.<text:span text:style-name="T53">handleErrorResponse</text:span>(<text:span text:style-name="T52">MODULE_NAME</text:span>, <text:span text:style-name="T52">getDenues</text:span>.<text:span text:style-name="T52">name</text:span>, <text:span text:style-name="T52">error</text:span>, <text:span text:style-name="T52">res</text:span>);</text:p>
      <text:p text:style-name="P67">}</text:p>
      <text:p text:style-name="P71"/>
      <text:p text:style-name="P67">}</text:p>
      <text:p text:style-name="P71"/>
      <text:p text:style-name="P67"><text:span text:style-name="T57">module</text:span>.<text:span text:style-name="T57">exports</text:span> = {</text:p>
      <text:p text:style-name="P67"><text:span text:style-name="T52">getMunicipios</text:span>,</text:p>
      <text:p text:style-name="P67"><text:span text:style-name="T52">getEstados</text:span>,</text:p>
      <text:p text:style-name="P67"><text:span text:style-name="T52">getBancos</text:span>,</text:p>
      <text:p text:style-name="P67"><text:span text:style-name="T52">getCensosByMun</text:span>,</text:p>
      <text:p text:style-name="P67"><text:span text:style-name="T52">getCensosByEdo</text:span>,</text:p>
      <text:p text:style-name="P67"><text:span text:style-name="T52">getDenues</text:span>,</text:p>
      <text:p text:style-name="P70">MODULE_NAME</text:p>
      <text:p text:style-name="P67">}</text:p>
      <text:p text:style-name="P71"/>
      <text:p text:style-name="P62"/>
      <text:p text:style-name="P62"/>
      <text:p text:style-name="P62"/>
      <text:p text:style-name="P60">19.- Edicion del archivo swagger.yaml</text:p>
      <text:p text:style-name="P6"/>
      <text:p text:style-name="P6"/>
      <text:p text:style-name="P69"><text:span text:style-name="T51">swagger</text:span>: <text:span text:style-name="T54">"2.0"</text:span></text:p>
      <text:p text:style-name="P67"><text:span text:style-name="T51">info</text:span>:</text:p>
      <text:p text:style-name="P67"><text:span text:style-name="T51">version</text:span>: <text:span text:style-name="T54">"0.0.1"</text:span></text:p>
      <text:p text:style-name="P67"><text:span text:style-name="T51">title</text:span>: <text:span text:style-name="T54">Hello World App</text:span></text:p>
      <text:p text:style-name="P72"># during dev, should point to your local machine</text:p>
      <text:p text:style-name="P67"><text:span text:style-name="T51">host</text:span>: <text:span text:style-name="T54">localhost:10010</text:span></text:p>
      <text:p text:style-name="P72"># basePath prefixes all resource paths </text:p>
      <text:p text:style-name="P67"><text:span text:style-name="T51">basePath</text:span>: <text:span text:style-name="T54">/</text:span></text:p>
      <text:p text:style-name="P72"># </text:p>
      <text:p text:style-name="P67"><text:span text:style-name="T51">schemes</text:span>:</text:p>
      <text:p text:style-name="P72"># tip: remove http to make production-grade</text:p>
      <text:p text:style-name="P67">- <text:span text:style-name="T54">http</text:span></text:p>
      <text:p text:style-name="P67">- <text:span text:style-name="T54">https</text:span></text:p>
      <text:p text:style-name="P72"># format of bodies a client can send (Content-Type)</text:p>
      <text:p text:style-name="P67"><text:span text:style-name="T51">consumes</text:span>:</text:p>
      <text:p text:style-name="P67">- <text:span text:style-name="T54">application/json</text:span></text:p>
      <text:p text:style-name="P72"># format of the responses to the client (Accepts)</text:p>
      <text:p text:style-name="P67"><text:span text:style-name="T51">produces</text:span>:</text:p>
      <text:p text:style-name="P67"><text:soft-page-break/>- <text:span text:style-name="T54">application/json</text:span></text:p>
      <text:p text:style-name="P67"><text:span text:style-name="T51">paths</text:span>:</text:p>
      <text:p text:style-name="P67"><text:span text:style-name="T51">/hello</text:span>:</text:p>
      <text:p text:style-name="P67"><text:span text:style-name="T51">x-swagger-router-controller</text:span>: <text:span text:style-name="T54">hello_world</text:span></text:p>
      <text:p text:style-name="P67"><text:span text:style-name="T51">get</text:span>:</text:p>
      <text:p text:style-name="P67"><text:span text:style-name="T51">description</text:span>: <text:span text:style-name="T54">Returns 'Hello' to the caller</text:span></text:p>
      <text:p text:style-name="P72"># used as the method name of the controller</text:p>
      <text:p text:style-name="P67"><text:span text:style-name="T51">operationId</text:span>: <text:span text:style-name="T54">hello</text:span></text:p>
      <text:p text:style-name="P67"><text:span text:style-name="T51">parameters</text:span>:</text:p>
      <text:p text:style-name="P67">- <text:span text:style-name="T51">name</text:span>: <text:span text:style-name="T54">name</text:span></text:p>
      <text:p text:style-name="P67"><text:span text:style-name="T51">in</text:span>: <text:span text:style-name="T54">query</text:span></text:p>
      <text:p text:style-name="P67"><text:span text:style-name="T51">description</text:span>: <text:span text:style-name="T54">The name of the person to whom to say hello</text:span></text:p>
      <text:p text:style-name="P67"><text:span text:style-name="T51">required</text:span>: <text:span text:style-name="T51">false</text:span></text:p>
      <text:p text:style-name="P67"><text:span text:style-name="T51">type</text:span>: <text:span text:style-name="T54">string</text:span></text:p>
      <text:p text:style-name="P67"><text:span text:style-name="T51">responses</text:span>:</text:p>
      <text:p text:style-name="P67"><text:span text:style-name="T54">"200"</text:span>:</text:p>
      <text:p text:style-name="P67"><text:span text:style-name="T51">description</text:span>: <text:span text:style-name="T54">Success</text:span></text:p>
      <text:p text:style-name="P67"><text:span text:style-name="T51">schema</text:span>:</text:p>
      <text:p text:style-name="P72"># a pointer to a definition</text:p>
      <text:p text:style-name="P67"><text:span text:style-name="T51">$ref</text:span>: <text:span text:style-name="T54">"#/definitions/HelloWorldResponse"</text:span></text:p>
      <text:p text:style-name="P72"># responses may fall through to errors</text:p>
      <text:p text:style-name="P67"><text:span text:style-name="T51">default</text:span>:</text:p>
      <text:p text:style-name="P67"><text:span text:style-name="T51">description</text:span>: <text:span text:style-name="T54">Error</text:span></text:p>
      <text:p text:style-name="P67"><text:span text:style-name="T51">schema</text:span>:</text:p>
      <text:p text:style-name="P67"><text:span text:style-name="T51">$ref</text:span>: <text:span text:style-name="T54">"#/definitions/ErrorResponse"</text:span></text:p>
      <text:p text:style-name="P67"><text:span text:style-name="T51">/entidades</text:span>:</text:p>
      <text:p text:style-name="P67"><text:span text:style-name="T51">x-swagger-router-controller</text:span>: <text:span text:style-name="T54">data.controller</text:span></text:p>
      <text:p text:style-name="P67"><text:span text:style-name="T51">get</text:span>:</text:p>
      <text:p text:style-name="P67"><text:span text:style-name="T51">description</text:span>: <text:span text:style-name="T54">get the game system list</text:span></text:p>
      <text:p text:style-name="P67"><text:span text:style-name="T51">operationId</text:span>: <text:span text:style-name="T54">getEstados</text:span></text:p>
      <text:p text:style-name="P71"/>
      <text:p text:style-name="P67"><text:span text:style-name="T51">responses</text:span>:</text:p>
      <text:p text:style-name="P67"><text:span text:style-name="T54">"200"</text:span>:</text:p>
      <text:p text:style-name="P67"><text:span text:style-name="T51">description</text:span>: <text:span text:style-name="T54">Success</text:span></text:p>
      <text:p text:style-name="P67"><text:span text:style-name="T51">schema</text:span>:</text:p>
      <text:p text:style-name="P67"><text:span text:style-name="T51">$ref</text:span>: <text:span text:style-name="T54">"#/definitions/GetEntidadListResponse"</text:span></text:p>
      <text:p text:style-name="P67"><text:span text:style-name="T51">default</text:span>:</text:p>
      <text:p text:style-name="P67"><text:span text:style-name="T51">description</text:span>: <text:span text:style-name="T54">Error</text:span></text:p>
      <text:p text:style-name="P67"><text:span text:style-name="T51">schema</text:span>:</text:p>
      <text:p text:style-name="P67"><text:span text:style-name="T51">$ref</text:span>: <text:span text:style-name="T54">"#/definitions/ErrorResponse"</text:span></text:p>
      <text:p text:style-name="P71"/>
      <text:p text:style-name="P67"><text:span text:style-name="T51">/municipios</text:span>:</text:p>
      <text:p text:style-name="P67"><text:span text:style-name="T51">x-swagger-router-controller</text:span>: <text:span text:style-name="T54">data.controller</text:span></text:p>
      <text:p text:style-name="P67"><text:span text:style-name="T51">get</text:span>:</text:p>
      <text:p text:style-name="P67"><text:span text:style-name="T51">description</text:span>: <text:span text:style-name="T54">get the game system list</text:span></text:p>
      <text:p text:style-name="P67"><text:span text:style-name="T51">operationId</text:span>: <text:span text:style-name="T54">getMunicipios</text:span></text:p>
      <text:p text:style-name="P67"><text:span text:style-name="T51">parameters</text:span>:</text:p>
      <text:p text:style-name="P67"><text:soft-page-break/>- <text:span text:style-name="T51">name</text:span>: <text:span text:style-name="T54">entidad</text:span></text:p>
      <text:p text:style-name="P67"><text:span text:style-name="T51">in</text:span>: <text:span text:style-name="T54">query</text:span></text:p>
      <text:p text:style-name="P67"><text:span text:style-name="T51">type</text:span>: <text:span text:style-name="T54">string</text:span></text:p>
      <text:p text:style-name="P67"><text:span text:style-name="T51">required</text:span>: <text:span text:style-name="T51">true</text:span></text:p>
      <text:p text:style-name="P67"><text:span text:style-name="T51">responses</text:span>:</text:p>
      <text:p text:style-name="P67"><text:span text:style-name="T54">"200"</text:span>:</text:p>
      <text:p text:style-name="P67"><text:span text:style-name="T51">description</text:span>: <text:span text:style-name="T54">Success</text:span></text:p>
      <text:p text:style-name="P67"><text:span text:style-name="T51">schema</text:span>:</text:p>
      <text:p text:style-name="P67"><text:span text:style-name="T51">$ref</text:span>: <text:span text:style-name="T54">"#/definitions/GetMunicipioListResponse"</text:span></text:p>
      <text:p text:style-name="P67"><text:span text:style-name="T51">default</text:span>:</text:p>
      <text:p text:style-name="P67"><text:span text:style-name="T51">description</text:span>: <text:span text:style-name="T54">Error</text:span></text:p>
      <text:p text:style-name="P67"><text:span text:style-name="T51">schema</text:span>:</text:p>
      <text:p text:style-name="P67"><text:span text:style-name="T51">$ref</text:span>: <text:span text:style-name="T54">"#/definitions/ErrorResponse"</text:span></text:p>
      <text:p text:style-name="P71"/>
      <text:p text:style-name="P67"><text:span text:style-name="T51">/bancos</text:span>:</text:p>
      <text:p text:style-name="P67"><text:span text:style-name="T51">x-swagger-router-controller</text:span>: <text:span text:style-name="T54">data.controller</text:span></text:p>
      <text:p text:style-name="P67"><text:span text:style-name="T51">get</text:span>:</text:p>
      <text:p text:style-name="P67"><text:span text:style-name="T51">description</text:span>: <text:span text:style-name="T54">get the game system list</text:span></text:p>
      <text:p text:style-name="P67"><text:span text:style-name="T51">operationId</text:span>: <text:span text:style-name="T54">getBancos</text:span></text:p>
      <text:p text:style-name="P67"><text:span text:style-name="T51">responses</text:span>:</text:p>
      <text:p text:style-name="P67"><text:span text:style-name="T54">"200"</text:span>:</text:p>
      <text:p text:style-name="P67"><text:span text:style-name="T51">description</text:span>: <text:span text:style-name="T54">Success</text:span></text:p>
      <text:p text:style-name="P67"><text:span text:style-name="T51">schema</text:span>:</text:p>
      <text:p text:style-name="P67"><text:span text:style-name="T51">$ref</text:span>: <text:span text:style-name="T54">"#/definitions/GetBancoListResponse"</text:span></text:p>
      <text:p text:style-name="P67"><text:span text:style-name="T51">default</text:span>:</text:p>
      <text:p text:style-name="P67"><text:span text:style-name="T51">description</text:span>: <text:span text:style-name="T54">Error</text:span></text:p>
      <text:p text:style-name="P67"><text:span text:style-name="T51">schema</text:span>:</text:p>
      <text:p text:style-name="P67"><text:span text:style-name="T51">$ref</text:span>: <text:span text:style-name="T54">"#/definitions/ErrorResponse"</text:span></text:p>
      <text:p text:style-name="P71"/>
      <text:p text:style-name="P67"><text:span text:style-name="T51">/censobymun</text:span>:</text:p>
      <text:p text:style-name="P67"><text:span text:style-name="T51">x-swagger-router-controller</text:span>: <text:span text:style-name="T54">data.controller</text:span></text:p>
      <text:p text:style-name="P67"><text:span text:style-name="T51">get</text:span>:</text:p>
      <text:p text:style-name="P67"><text:span text:style-name="T51">description</text:span>: <text:span text:style-name="T54">get the game system list</text:span></text:p>
      <text:p text:style-name="P67"><text:span text:style-name="T51">operationId</text:span>: <text:span text:style-name="T54">getCensosByMun</text:span></text:p>
      <text:p text:style-name="P67"><text:span text:style-name="T51">parameters</text:span>:</text:p>
      <text:p text:style-name="P67">- <text:span text:style-name="T51">name</text:span>: <text:span text:style-name="T54">entidad</text:span></text:p>
      <text:p text:style-name="P67"><text:span text:style-name="T51">in</text:span>: <text:span text:style-name="T54">query</text:span></text:p>
      <text:p text:style-name="P67"><text:span text:style-name="T51">type</text:span>: <text:span text:style-name="T54">string</text:span></text:p>
      <text:p text:style-name="P67"><text:span text:style-name="T51">required</text:span>: <text:span text:style-name="T51">true</text:span></text:p>
      <text:p text:style-name="P67">- <text:span text:style-name="T51">name</text:span>: <text:span text:style-name="T54">municipio</text:span></text:p>
      <text:p text:style-name="P67"><text:span text:style-name="T51">in</text:span>: <text:span text:style-name="T54">query</text:span></text:p>
      <text:p text:style-name="P67"><text:span text:style-name="T51">type</text:span>: <text:span text:style-name="T54">string</text:span></text:p>
      <text:p text:style-name="P67"><text:span text:style-name="T51">required</text:span>: <text:span text:style-name="T51">true</text:span></text:p>
      <text:p text:style-name="P67"><text:span text:style-name="T51">responses</text:span>:</text:p>
      <text:p text:style-name="P67"><text:span text:style-name="T54">"200"</text:span>:</text:p>
      <text:p text:style-name="P67"><text:span text:style-name="T51">description</text:span>: <text:span text:style-name="T54">Success</text:span></text:p>
      <text:p text:style-name="P67"><text:span text:style-name="T51">schema</text:span>:</text:p>
      <text:p text:style-name="P67"><text:soft-page-break/><text:span text:style-name="T51">$ref</text:span>: <text:span text:style-name="T54">"#/definitions/GetCensoListResponse"</text:span></text:p>
      <text:p text:style-name="P67"><text:span text:style-name="T51">default</text:span>:</text:p>
      <text:p text:style-name="P67"><text:span text:style-name="T51">description</text:span>: <text:span text:style-name="T54">Error</text:span></text:p>
      <text:p text:style-name="P67"><text:span text:style-name="T51">schema</text:span>:</text:p>
      <text:p text:style-name="P67"><text:span text:style-name="T51">$ref</text:span>: <text:span text:style-name="T54">"#/definitions/ErrorResponse"</text:span></text:p>
      <text:p text:style-name="P71"/>
      <text:p text:style-name="P67"><text:span text:style-name="T51">/censobyedo</text:span>:</text:p>
      <text:p text:style-name="P67"><text:span text:style-name="T51">x-swagger-router-controller</text:span>: <text:span text:style-name="T54">data.controller</text:span></text:p>
      <text:p text:style-name="P67"><text:span text:style-name="T51">get</text:span>:</text:p>
      <text:p text:style-name="P67"><text:span text:style-name="T51">description</text:span>: <text:span text:style-name="T54">get the game system list</text:span></text:p>
      <text:p text:style-name="P67"><text:span text:style-name="T51">operationId</text:span>: <text:span text:style-name="T54">getCensosByEdo</text:span></text:p>
      <text:p text:style-name="P67"><text:span text:style-name="T51">parameters</text:span>:</text:p>
      <text:p text:style-name="P67">- <text:span text:style-name="T51">name</text:span>: <text:span text:style-name="T54">entidad</text:span></text:p>
      <text:p text:style-name="P67"><text:span text:style-name="T51">in</text:span>: <text:span text:style-name="T54">query</text:span></text:p>
      <text:p text:style-name="P67"><text:span text:style-name="T51">type</text:span>: <text:span text:style-name="T54">string</text:span></text:p>
      <text:p text:style-name="P67"><text:span text:style-name="T51">required</text:span>: <text:span text:style-name="T51">true</text:span></text:p>
      <text:p text:style-name="P67"><text:span text:style-name="T51">responses</text:span>:</text:p>
      <text:p text:style-name="P67"><text:span text:style-name="T54">"200"</text:span>:</text:p>
      <text:p text:style-name="P67"><text:span text:style-name="T51">description</text:span>: <text:span text:style-name="T54">Success</text:span></text:p>
      <text:p text:style-name="P67"><text:span text:style-name="T51">schema</text:span>:</text:p>
      <text:p text:style-name="P67"><text:span text:style-name="T51">$ref</text:span>: <text:span text:style-name="T54">"#/definitions/GetCensoListResponse"</text:span></text:p>
      <text:p text:style-name="P67"><text:span text:style-name="T51">default</text:span>:</text:p>
      <text:p text:style-name="P67"><text:span text:style-name="T51">description</text:span>: <text:span text:style-name="T54">Error</text:span></text:p>
      <text:p text:style-name="P67"><text:span text:style-name="T51">schema</text:span>:</text:p>
      <text:p text:style-name="P67"><text:span text:style-name="T51">$ref</text:span>: <text:span text:style-name="T54">"#/definitions/ErrorResponse"</text:span></text:p>
      <text:p text:style-name="P71"/>
      <text:p text:style-name="P67"><text:span text:style-name="T51">/denues</text:span>:</text:p>
      <text:p text:style-name="P67"><text:span text:style-name="T51">x-swagger-router-controller</text:span>: <text:span text:style-name="T54">data.controller</text:span></text:p>
      <text:p text:style-name="P67"><text:span text:style-name="T51">get</text:span>:</text:p>
      <text:p text:style-name="P67"><text:span text:style-name="T51">description</text:span>: <text:span text:style-name="T54">get the game system list</text:span></text:p>
      <text:p text:style-name="P67"><text:span text:style-name="T51">operationId</text:span>: <text:span text:style-name="T54">getDenues</text:span></text:p>
      <text:p text:style-name="P67"><text:span text:style-name="T51">parameters</text:span>:</text:p>
      <text:p text:style-name="P67">- <text:span text:style-name="T51">name</text:span>: <text:span text:style-name="T54">entidad</text:span></text:p>
      <text:p text:style-name="P67"><text:span text:style-name="T51">in</text:span>: <text:span text:style-name="T54">query</text:span></text:p>
      <text:p text:style-name="P67"><text:span text:style-name="T51">type</text:span>: <text:span text:style-name="T54">string</text:span></text:p>
      <text:p text:style-name="P67"><text:span text:style-name="T51">required</text:span>: <text:span text:style-name="T51">true</text:span></text:p>
      <text:p text:style-name="P67">- <text:span text:style-name="T51">name</text:span>: <text:span text:style-name="T54">municipio</text:span></text:p>
      <text:p text:style-name="P67"><text:span text:style-name="T51">in</text:span>: <text:span text:style-name="T54">query</text:span></text:p>
      <text:p text:style-name="P67"><text:span text:style-name="T51">type</text:span>: <text:span text:style-name="T54">string</text:span></text:p>
      <text:p text:style-name="P67"><text:span text:style-name="T51">required</text:span>: <text:span text:style-name="T51">true</text:span></text:p>
      <text:p text:style-name="P67">- <text:span text:style-name="T51">name</text:span>: <text:span text:style-name="T54">tipo</text:span></text:p>
      <text:p text:style-name="P67"><text:span text:style-name="T51">in</text:span>: <text:span text:style-name="T54">query</text:span></text:p>
      <text:p text:style-name="P67"><text:span text:style-name="T51">type</text:span>: <text:span text:style-name="T54">string</text:span></text:p>
      <text:p text:style-name="P67"><text:span text:style-name="T51">required</text:span>: <text:span text:style-name="T51">true</text:span></text:p>
      <text:p text:style-name="P67"><text:span text:style-name="T51">responses</text:span>:</text:p>
      <text:p text:style-name="P67"><text:span text:style-name="T54">"200"</text:span>:</text:p>
      <text:p text:style-name="P67"><text:span text:style-name="T51">description</text:span>: <text:span text:style-name="T54">Success</text:span></text:p>
      <text:p text:style-name="P67"><text:soft-page-break/><text:span text:style-name="T51">schema</text:span>:</text:p>
      <text:p text:style-name="P67"><text:span text:style-name="T51">$ref</text:span>: <text:span text:style-name="T54">"#/definitions/GetDenueListResponse"</text:span></text:p>
      <text:p text:style-name="P67"><text:span text:style-name="T51">default</text:span>:</text:p>
      <text:p text:style-name="P67"><text:span text:style-name="T51">description</text:span>: <text:span text:style-name="T54">Error</text:span></text:p>
      <text:p text:style-name="P67"><text:span text:style-name="T51">schema</text:span>:</text:p>
      <text:p text:style-name="P67"><text:span text:style-name="T51">$ref</text:span>: <text:span text:style-name="T54">"#/definitions/ErrorResponse"</text:span></text:p>
      <text:p text:style-name="P74"/>
      <text:p text:style-name="P67"><text:span text:style-name="T51">/swagger</text:span>:</text:p>
      <text:p text:style-name="P67"><text:span text:style-name="T51">x-swagger-pipe</text:span>: <text:span text:style-name="T54">swagger_raw</text:span></text:p>
      <text:p text:style-name="P72"># complex objects have schema definitions</text:p>
      <text:p text:style-name="P67"><text:span text:style-name="T51">definitions</text:span>:</text:p>
      <text:p text:style-name="P67"><text:span text:style-name="T51">HelloWorldResponse</text:span>:</text:p>
      <text:p text:style-name="P67"><text:span text:style-name="T51">required</text:span>:</text:p>
      <text:p text:style-name="P67">- <text:span text:style-name="T54">message</text:span></text:p>
      <text:p text:style-name="P67"><text:span text:style-name="T51">properties</text:span>:</text:p>
      <text:p text:style-name="P67"><text:span text:style-name="T51">message</text:span>:</text:p>
      <text:p text:style-name="P67"><text:span text:style-name="T51">type</text:span>: <text:span text:style-name="T54">string</text:span></text:p>
      <text:p text:style-name="P67"><text:span text:style-name="T51">ErrorResponse</text:span>:</text:p>
      <text:p text:style-name="P67"><text:span text:style-name="T51">required</text:span>:</text:p>
      <text:p text:style-name="P67">- <text:span text:style-name="T54">message</text:span></text:p>
      <text:p text:style-name="P67"><text:span text:style-name="T51">properties</text:span>:</text:p>
      <text:p text:style-name="P67"><text:span text:style-name="T51">message</text:span>:</text:p>
      <text:p text:style-name="P67"><text:span text:style-name="T51">type</text:span>: <text:span text:style-name="T54">string</text:span></text:p>
      <text:p text:style-name="P71"/>
      <text:p text:style-name="P67"><text:span text:style-name="T51">GetMunicipioResponse</text:span>:</text:p>
      <text:p text:style-name="P67"><text:span text:style-name="T51">type</text:span>: <text:span text:style-name="T54">object</text:span></text:p>
      <text:p text:style-name="P67"><text:span text:style-name="T51">properties</text:span>:</text:p>
      <text:p text:style-name="P67"><text:span text:style-name="T51">id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identifier</text:span></text:p>
      <text:p text:style-name="P67"><text:span text:style-name="T51">idmunicipio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Name of the game</text:span></text:p>
      <text:p text:style-name="P67"><text:span text:style-name="T51">municipio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Developer of the game</text:span></text:p>
      <text:p text:style-name="P67"><text:span text:style-name="T51">GetMunicipioListResponse</text:span>:</text:p>
      <text:p text:style-name="P67"><text:span text:style-name="T51">required</text:span>:</text:p>
      <text:p text:style-name="P67">- <text:span text:style-name="T54">videogames</text:span></text:p>
      <text:p text:style-name="P67"><text:span text:style-name="T51">properties</text:span>:</text:p>
      <text:p text:style-name="P67"><text:span text:style-name="T51">videogames</text:span>:</text:p>
      <text:p text:style-name="P67"><text:span text:style-name="T51">type</text:span>: <text:span text:style-name="T54">array</text:span></text:p>
      <text:p text:style-name="P67"><text:span text:style-name="T51">items</text:span>:</text:p>
      <text:p text:style-name="P67"><text:span text:style-name="T51">$ref</text:span>: <text:span text:style-name="T54">"#/definitions/GetMunicipioResponse"</text:span></text:p>
      <text:p text:style-name="P71"/>
      <text:p text:style-name="P67"><text:span text:style-name="T51">GetEntidadResponse</text:span>:</text:p>
      <text:p text:style-name="P67"><text:soft-page-break/><text:span text:style-name="T51">type</text:span>: <text:span text:style-name="T54">object</text:span></text:p>
      <text:p text:style-name="P67"><text:span text:style-name="T51">properties</text:span>:</text:p>
      <text:p text:style-name="P67"><text:span text:style-name="T51">id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identifier</text:span></text:p>
      <text:p text:style-name="P67"><text:span text:style-name="T51">idestado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Name of the game</text:span></text:p>
      <text:p text:style-name="P67"><text:span text:style-name="T51">estado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Developer of the game</text:span></text:p>
      <text:p text:style-name="P67"><text:span text:style-name="T51">GetEntidadListResponse</text:span>:</text:p>
      <text:p text:style-name="P67"><text:span text:style-name="T51">required</text:span>:</text:p>
      <text:p text:style-name="P67">- <text:span text:style-name="T54">videogames</text:span></text:p>
      <text:p text:style-name="P67"><text:span text:style-name="T51">properties</text:span>:</text:p>
      <text:p text:style-name="P67"><text:span text:style-name="T51">videogames</text:span>:</text:p>
      <text:p text:style-name="P67"><text:span text:style-name="T51">type</text:span>: <text:span text:style-name="T54">array</text:span></text:p>
      <text:p text:style-name="P67"><text:span text:style-name="T51">items</text:span>:</text:p>
      <text:p text:style-name="P67"><text:span text:style-name="T51">$ref</text:span>: <text:span text:style-name="T54">"#/definitions/GetEntidadResponse"</text:span></text:p>
      <text:p text:style-name="P71"/>
      <text:p text:style-name="P67"><text:span text:style-name="T51">GetBancoResponse</text:span>:</text:p>
      <text:p text:style-name="P67"><text:span text:style-name="T51">type</text:span>: <text:span text:style-name="T54">object</text:span></text:p>
      <text:p text:style-name="P67"><text:span text:style-name="T51">properties</text:span>:</text:p>
      <text:p text:style-name="P67"><text:span text:style-name="T51">id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identifier</text:span></text:p>
      <text:p text:style-name="P67"><text:span text:style-name="T51">tipo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Name of the game</text:span></text:p>
      <text:p text:style-name="P67"><text:span text:style-name="T51">descripcion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Developer of the game</text:span></text:p>
      <text:p text:style-name="P67"><text:span text:style-name="T51">GetBancoListResponse</text:span>:</text:p>
      <text:p text:style-name="P67"><text:span text:style-name="T51">required</text:span>:</text:p>
      <text:p text:style-name="P67">- <text:span text:style-name="T54">videogames</text:span></text:p>
      <text:p text:style-name="P67"><text:span text:style-name="T51">properties</text:span>:</text:p>
      <text:p text:style-name="P67"><text:span text:style-name="T51">videogames</text:span>:</text:p>
      <text:p text:style-name="P67"><text:span text:style-name="T51">type</text:span>: <text:span text:style-name="T54">array</text:span></text:p>
      <text:p text:style-name="P67"><text:span text:style-name="T51">items</text:span>:</text:p>
      <text:p text:style-name="P67"><text:span text:style-name="T51">$ref</text:span>: <text:span text:style-name="T54">"#/definitions/GetBancoResponse"</text:span></text:p>
      <text:p text:style-name="P71"/>
      <text:p text:style-name="P67"><text:span text:style-name="T51">GetCensoResponse</text:span>:</text:p>
      <text:p text:style-name="P67"><text:span text:style-name="T51">type</text:span>: <text:span text:style-name="T54">object</text:span></text:p>
      <text:p text:style-name="P67"><text:span text:style-name="T51">properties</text:span>:</text:p>
      <text:p text:style-name="P67"><text:span text:style-name="T51">idestado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Name of the Game System</text:span></text:p>
      <text:p text:style-name="P67"><text:soft-page-break/><text:span text:style-name="T51">idmunicipio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Description of the Game System</text:span></text:p>
      <text:p text:style-name="P67"><text:span text:style-name="T51">GetCensoListResponse</text:span>:</text:p>
      <text:p text:style-name="P67"><text:span text:style-name="T51">required</text:span>:</text:p>
      <text:p text:style-name="P67">- <text:span text:style-name="T54">gamesystems</text:span></text:p>
      <text:p text:style-name="P67"><text:span text:style-name="T51">properties</text:span>:</text:p>
      <text:p text:style-name="P67"><text:span text:style-name="T51">gamesystems</text:span>:</text:p>
      <text:p text:style-name="P67"><text:span text:style-name="T51">type</text:span>: <text:span text:style-name="T54">array</text:span></text:p>
      <text:p text:style-name="P67"><text:span text:style-name="T51">items</text:span>:</text:p>
      <text:p text:style-name="P67"><text:span text:style-name="T51">$ref</text:span>: <text:span text:style-name="T54">"#/definitions/GetCensoResponse"</text:span></text:p>
      <text:p text:style-name="P71"/>
      <text:p text:style-name="P67"><text:span text:style-name="T51">GetDenueResponse</text:span>:</text:p>
      <text:p text:style-name="P67"><text:span text:style-name="T51">type</text:span>: <text:span text:style-name="T54">object</text:span></text:p>
      <text:p text:style-name="P67"><text:span text:style-name="T51">properties</text:span>:</text:p>
      <text:p text:style-name="P67"><text:span text:style-name="T51">idestado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Name of the Game System</text:span></text:p>
      <text:p text:style-name="P67"><text:span text:style-name="T51">idmunicipio</text:span>:</text:p>
      <text:p text:style-name="P67"><text:span text:style-name="T51">type</text:span>: <text:span text:style-name="T54">string</text:span></text:p>
      <text:p text:style-name="P67"><text:span text:style-name="T51">description</text:span>: <text:span text:style-name="T54">Description of the Game System</text:span></text:p>
      <text:p text:style-name="P67"><text:span text:style-name="T51">GetDenueListResponse</text:span>:</text:p>
      <text:p text:style-name="P67"><text:span text:style-name="T51">required</text:span>:</text:p>
      <text:p text:style-name="P67">- <text:span text:style-name="T54">gamesystems</text:span></text:p>
      <text:p text:style-name="P67"><text:span text:style-name="T51">properties</text:span>:</text:p>
      <text:p text:style-name="P67"><text:span text:style-name="T51">gamesystems</text:span>:</text:p>
      <text:p text:style-name="P67"><text:span text:style-name="T51">type</text:span>: <text:span text:style-name="T54">array</text:span></text:p>
      <text:p text:style-name="P67"><text:span text:style-name="T51">items</text:span>:</text:p>
      <text:p text:style-name="P67"><text:span text:style-name="T51">$ref</text:span>: <text:span text:style-name="T54">"#/definitions/GetDenueResponse"</text:span></text:p>
      <text:p text:style-name="P73"/>
      <text:p text:style-name="P6"/>
      <text:p text:style-name="P6"/>
      <text:p text:style-name="P6"><text:span text:style-name="T49">20</text:span>.- <text:span text:style-name="T12">Test</text:span></text:p>
      <text:p text:style-name="P6"/>
      <text:p text:style-name="P10">swagger project start</text:p>
      <text:p text:style-name="P10"/>
      <text:p text:style-name="P10">swagger project edit</text:p>
      <text:p text:style-name="P1"/>
      <text:p text:style-name="P56"/>
      <text:p text:style-name="P55"/>
      <text:p text:style-name="P64">Referencias</text:p>
      <text:p text:style-name="P64"/>
      <text:p text:style-name="P64"><text:a xlink:type="simple" xlink:href="https://medium.com/@diegopm2000/creando-un-api-rest-con-swagger-node-c880bdac04a5" text:style-name="Internet_20_link" text:visited-style-name="Visited_20_Internet_20_Link">https://medium.com/@diegopm2000/creando-un-api-rest-con-swagger-node-c880bdac04a5</text:a></text:p>
      <text:p text:style-name="P6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0:04:06.305607278</meta:creation-date>
    <dc:date>2020-02-03T17:24:34.453863878</dc:date>
    <meta:editing-duration>PT5H57M42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14" meta:paragraph-count="520" meta:word-count="1338" meta:character-count="11806" meta:non-whitespace-character-count="10895"/>
  </office:meta>
</office:document-meta>
</file>